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1.4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fo:background-color="#ffff00" style:vertical-align="automat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165in" svg:height="3.437in" svg:x="14.7579in" svg:y="0.6012in">
            <draw:object draw:notify-on-update-of-ranges="Sheet1.D24:Sheet1.D41 Sheet1.H23:Sheet1.H23 Sheet1.H24:Sheet1.H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335in" svg:height="3.7874in" svg:x="14.6689in" svg:y="4.4244in">
            <draw:object draw:notify-on-update-of-ranges="Sheet1.D2:Sheet1.D41 Sheet1.K1:Sheet1.K1 Sheet1.K2:Sheet1.K41 Sheet1.D2:Sheet1.D41 Sheet1.L1:Sheet1.L1 Sheet1.L2:Sheet1.L41 Sheet1.D2:Sheet1.D41 Sheet1.H1:Sheet1.H1 Sheet1.H2:Sheet1.H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_inv</text:p>
          </table:table-cell>
          <table:table-cell office:value-type="string" calcext:value-type="string">
            <text:p>1-y_inv</text:p>
          </table:table-cell>
          <table:table-cell office:value-type="string" calcext:value-type="string">
            <text:p>y_in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n</text:p>
          </table:table-cell>
          <table:table-cell table:style-name="Default" office:value-type="string" calcext:value-type="string">
            <text:p>Nej</text:p>
          </table:table-cell>
          <table:table-cell office:value-type="string" calcext:value-type="string">
            <text:p>log(x)</text:p>
          </table:table-cell>
          <table:table-cell office:value-type="string" calcext:value-type="string">
            <text:p>log(Nej)</text:p>
          </table:table-cell>
          <table:table-cell office:value-type="string" calcext:value-type="string">
            <text:p>Nej power-law</text:p>
          </table:table-cell>
          <table:table-cell office:value-type="string" calcext:value-type="string">
            <text:p>Nej double power-law</text:p>
          </table:table-cell>
          <table:table-cell table:number-columns-repeated="3"/>
        </table:table-row>
        <table:table-row table:style-name="ro1">
          <table:table-cell office:value-type="float" office:value="1.23245384670266" calcext:value-type="float">
            <text:p>1.23245384670266</text:p>
          </table:table-cell>
          <table:table-cell office:value-type="float" office:value="94.5235829454768" calcext:value-type="float">
            <text:p>94.5235829454768</text:p>
          </table:table-cell>
          <table:table-cell table:formula="of:=100-[.B2]" office:value-type="float" office:value="5.4764170545232" calcext:value-type="float">
            <text:p>5.4764170545232</text:p>
          </table:table-cell>
          <table:table-cell office:value-type="float" office:value="0.00338024835258462" calcext:value-type="float">
            <text:p>0.003380248352585</text:p>
          </table:table-cell>
          <table:table-cell office:value-type="float" office:value="5.17682028091534" calcext:value-type="float">
            <text:p>5.17682028091534</text:p>
          </table:table-cell>
          <table:table-cell table:formula="of:=LOG10([.E3]/[.E2])/LOG10([.D3]/[.D2])" office:value-type="float" office:value="1.41118766979552" calcext:value-type="float">
            <text:p>1.4111876697955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]*(3-[.G2])/([.G2]*(3-[.F2]))*[.$D$23]^[.G2]/[.D2]^[.F2]*[.E2]/[.$E$23]*[.D2]^([.F2]-3)/(0.085090269)^([.G2]-3)" office:value-type="float" office:value="8466.68197982752" calcext:value-type="float">
            <text:p>8466.68197982752</text:p>
          </table:table-cell>
          <table:table-cell table:formula="of:=LOG10([.D2])" office:value-type="float" office:value="-2.47105139019728" calcext:value-type="float">
            <text:p>-2.47105139019728</text:p>
          </table:table-cell>
          <table:table-cell table:formula="of:=LOG10([.H2])" office:value-type="float" office:value="3.92771324738239" calcext:value-type="float">
            <text:p>3.92771324738239</text:p>
          </table:table-cell>
          <table:table-cell table:formula="of:=([.D2]/0.0855293879705302)^ -3.44479567985411" office:value-type="float" office:value="68174.6275655124" calcext:value-type="float">
            <text:p>68174.6275655124</text:p>
          </table:table-cell>
          <table:table-cell table:formula="of:= 0.00921624902003821/( ([.D2]/0.346681782684812)^3.60486296421154 + [.D2]^2.32993070045899)" office:value-type="float" office:value="5106.95928747684" calcext:value-type="float">
            <text:p>5106.95928747684</text:p>
          </table:table-cell>
          <table:table-cell table:formula="of:=([.D2]/0.346681782684812)^3.60486296421154" office:value-type="float" office:value="0.0000000563227671754072" calcext:value-type="float">
            <text:p>5.63227671754072E-08</text:p>
          </table:table-cell>
          <table:table-cell table:formula="of:=[.D2]^2.32993070045899" office:value-type="float" office:value="0.00000174832232616576" calcext:value-type="float">
            <text:p>1.74832232616576E-06</text:p>
          </table:table-cell>
          <table:table-cell table:formula="of:=[.M2]/[.N2]" office:value-type="float" office:value="0.0322153222735126" calcext:value-type="float">
            <text:p>0.032215322273513</text:p>
          </table:table-cell>
        </table:table-row>
        <table:table-row table:style-name="ro1">
          <table:table-cell office:value-type="float" office:value="1.03629488039837" calcext:value-type="float">
            <text:p>1.03629488039837</text:p>
          </table:table-cell>
          <table:table-cell office:value-type="float" office:value="92.9535006306183" calcext:value-type="float">
            <text:p>92.9535006306183</text:p>
          </table:table-cell>
          <table:table-cell table:formula="of:=100-[.B3]" office:value-type="float" office:value="7.04649936938171" calcext:value-type="float">
            <text:p>7.04649936938171</text:p>
          </table:table-cell>
          <table:table-cell office:value-type="float" office:value="0.00379444129524585" calcext:value-type="float">
            <text:p>0.003794441295246</text:p>
          </table:table-cell>
          <table:table-cell office:value-type="float" office:value="6.09401642297017" calcext:value-type="float">
            <text:p>6.09401642297017</text:p>
          </table:table-cell>
          <table:table-cell table:formula="of:=LOG10([.E4]/[.E3])/LOG10([.D4]/[.D3])" office:value-type="float" office:value="1.02362451007725" calcext:value-type="float">
            <text:p>1.02362451007725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]*(3-[.G3])/([.G3]*(3-[.F3]))*[.$D$23]^[.G3]/[.D3]^[.F3]*[.E3]/[.$E$23]*[.D3]^([.F3]-3)/(0.085090269)^([.G3]-3)" office:value-type="float" office:value="4108.80130287128" calcext:value-type="float">
            <text:p>4108.80130287128</text:p>
          </table:table-cell>
          <table:table-cell table:formula="of:=LOG10([.D3])" office:value-type="float" office:value="-2.42085216186456" calcext:value-type="float">
            <text:p>-2.42085216186456</text:p>
          </table:table-cell>
          <table:table-cell table:formula="of:=LOG10([.H3])" office:value-type="float" office:value="3.61371513976441" calcext:value-type="float">
            <text:p>3.61371513976441</text:p>
          </table:table-cell>
          <table:table-cell table:formula="of:=([.D3]/0.0855293879705302)^ -3.44479567985411" office:value-type="float" office:value="45782.2032617585" calcext:value-type="float">
            <text:p>45782.2032617585</text:p>
          </table:table-cell>
          <table:table-cell table:formula="of:= 0.00921624902003821/( ([.D3]/0.346681782684812)^3.60486296421154 + [.D3]^2.32993070045899)" office:value-type="float" office:value="3881.99393137474" calcext:value-type="float">
            <text:p>3881.99393137474</text:p>
          </table:table-cell>
          <table:table-cell table:formula="of:=([.D3]/0.346681782684812)^3.60486296421154" office:value-type="float" office:value="0.0000000854368687000564" calcext:value-type="float">
            <text:p>8.54368687000564E-08</text:p>
          </table:table-cell>
          <table:table-cell table:formula="of:=[.D3]^2.32993070045899" office:value-type="float" office:value="0.00000228866499311672" calcext:value-type="float">
            <text:p>2.28866499311672E-06</text:p>
          </table:table-cell>
          <table:table-cell table:formula="of:=[.M3]/[.N3]" office:value-type="float" office:value="0.0373304389052187" calcext:value-type="float">
            <text:p>0.037330438905219</text:p>
          </table:table-cell>
        </table:table-row>
        <table:table-row table:style-name="ro1">
          <table:table-cell office:value-type="float" office:value="0.871382022892136" calcext:value-type="float">
            <text:p>0.871382022892136</text:p>
          </table:table-cell>
          <table:table-cell office:value-type="float" office:value="91.1718601604924" calcext:value-type="float">
            <text:p>91.1718601604924</text:p>
          </table:table-cell>
          <table:table-cell table:formula="of:=100-[.B4]" office:value-type="float" office:value="8.8281398395076" calcext:value-type="float">
            <text:p>8.8281398395076</text:p>
          </table:table-cell>
          <table:table-cell office:value-type="float" office:value="0.00451292465604994" calcext:value-type="float">
            <text:p>0.00451292465605</text:p>
          </table:table-cell>
          <table:table-cell office:value-type="float" office:value="7.2776812909626" calcext:value-type="float">
            <text:p>7.2776812909626</text:p>
          </table:table-cell>
          <table:table-cell table:formula="of:=LOG10([.E5]/[.E4])/LOG10([.D5]/[.D4])" office:value-type="float" office:value="0.851324475206842" calcext:value-type="float">
            <text:p>0.85132447520684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4]*(3-[.G4])/([.G4]*(3-[.F4]))*[.$D$23]^[.G4]/[.D4]^[.F4]*[.E4]/[.$E$23]*[.D4]^([.F4]-3)/(0.085090269)^([.G4]-3)" office:value-type="float" office:value="2231.14031308412" calcext:value-type="float">
            <text:p>2231.14031308412</text:p>
          </table:table-cell>
          <table:table-cell table:formula="of:=LOG10([.D4])" office:value-type="float" office:value="-2.34554191703046" calcext:value-type="float">
            <text:p>-2.34554191703046</text:p>
          </table:table-cell>
          <table:table-cell table:formula="of:=LOG10([.H4])" office:value-type="float" office:value="3.34852688327443" calcext:value-type="float">
            <text:p>3.34852688327443</text:p>
          </table:table-cell>
          <table:table-cell table:formula="of:=([.D4]/0.0855293879705302)^ -3.44479567985411" office:value-type="float" office:value="25192.326900021" calcext:value-type="float">
            <text:p>25192.326900021</text:p>
          </table:table-cell>
          <table:table-cell table:formula="of:= 0.00921624902003821/( ([.D4]/0.346681782684812)^3.60486296421154 + [.D4]^2.32993070045899)" office:value-type="float" office:value="2568.84128664986" calcext:value-type="float">
            <text:p>2568.84128664986</text:p>
          </table:table-cell>
          <table:table-cell table:formula="of:=([.D4]/0.346681782684812)^3.60486296421154" office:value-type="float" office:value="0.000000159635117154281" calcext:value-type="float">
            <text:p>1.59635117154281E-07</text:p>
          </table:table-cell>
          <table:table-cell table:formula="of:=[.D4]^2.32993070045899" office:value-type="float" office:value="0.00000342807155352818" calcext:value-type="float">
            <text:p>3.42807155352818E-06</text:p>
          </table:table-cell>
          <table:table-cell table:formula="of:=[.M4]/[.N4]" office:value-type="float" office:value="0.0465670318316383" calcext:value-type="float">
            <text:p>0.046567031831638</text:p>
          </table:table-cell>
        </table:table-row>
        <table:table-row table:style-name="ro1">
          <table:table-cell office:value-type="float" office:value="0.732705596850257" calcext:value-type="float">
            <text:p>0.732705596850257</text:p>
          </table:table-cell>
          <table:table-cell office:value-type="float" office:value="89.4631856663669" calcext:value-type="float">
            <text:p>89.4631856663669</text:p>
          </table:table-cell>
          <table:table-cell table:formula="of:=100-[.B5]" office:value-type="float" office:value="10.5368143336331" calcext:value-type="float">
            <text:p>10.5368143336331</text:p>
          </table:table-cell>
          <table:table-cell office:value-type="float" office:value="0.00536747295939949" calcext:value-type="float">
            <text:p>0.005367472959399</text:p>
          </table:table-cell>
          <table:table-cell office:value-type="float" office:value="8.4354410787182" calcext:value-type="float">
            <text:p>8.4354410787182</text:p>
          </table:table-cell>
          <table:table-cell table:formula="of:=LOG10([.E6]/[.E5])/LOG10([.D6]/[.D5])" office:value-type="float" office:value="0.811899420812432" calcext:value-type="float">
            <text:p>0.81189942081243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5]*(3-[.G5])/([.G5]*(3-[.F5]))*[.$D$23]^[.G5]/[.D5]^[.F5]*[.E5]/[.$E$23]*[.D5]^([.F5]-3)/(0.085090269)^([.G5]-3)" office:value-type="float" office:value="1439.51756366913" calcext:value-type="float">
            <text:p>1439.51756366913</text:p>
          </table:table-cell>
          <table:table-cell table:formula="of:=LOG10([.D5])" office:value-type="float" office:value="-2.27023013480288" calcext:value-type="float">
            <text:p>-2.27023013480288</text:p>
          </table:table-cell>
          <table:table-cell table:formula="of:=LOG10([.H5])" office:value-type="float" office:value="3.1582169681082" calcext:value-type="float">
            <text:p>3.1582169681082</text:p>
          </table:table-cell>
          <table:table-cell table:formula="of:=([.D5]/0.0855293879705302)^ -3.44479567985411" office:value-type="float" office:value="13862.2772646518" calcext:value-type="float">
            <text:p>13862.2772646518</text:p>
          </table:table-cell>
          <table:table-cell table:formula="of:= 0.00921624902003821/( ([.D5]/0.346681782684812)^3.60486296421154 + [.D5]^2.32993070045899)" office:value-type="float" office:value="1696.3316898987" calcext:value-type="float">
            <text:p>1696.3316898987</text:p>
          </table:table-cell>
          <table:table-cell table:formula="of:=([.D5]/0.346681782684812)^3.60486296421154" office:value-type="float" office:value="0.000000298275161713511" calcext:value-type="float">
            <text:p>2.98275161713511E-07</text:p>
          </table:table-cell>
          <table:table-cell table:formula="of:=[.D5]^2.32993070045899" office:value-type="float" office:value="0.00000513477137919535" calcext:value-type="float">
            <text:p>5.13477137919535E-06</text:p>
          </table:table-cell>
          <table:table-cell table:formula="of:=[.M5]/[.N5]" office:value-type="float" office:value="0.0580892779222923" calcext:value-type="float">
            <text:p>0.058089277922292</text:p>
          </table:table-cell>
        </table:table-row>
        <table:table-row table:style-name="ro1">
          <table:table-cell office:value-type="float" office:value="0.616085725364177" calcext:value-type="float">
            <text:p>0.616085725364177</text:p>
          </table:table-cell>
          <table:table-cell office:value-type="float" office:value="87.9108051563369" calcext:value-type="float">
            <text:p>87.9108051563369</text:p>
          </table:table-cell>
          <table:table-cell table:formula="of:=100-[.B6]" office:value-type="float" office:value="12.0891948436631" calcext:value-type="float">
            <text:p>12.0891948436631</text:p>
          </table:table-cell>
          <table:table-cell office:value-type="float" office:value="0.00638373246461129" calcext:value-type="float">
            <text:p>0.006383732464611</text:p>
          </table:table-cell>
          <table:table-cell office:value-type="float" office:value="9.71063723021409" calcext:value-type="float">
            <text:p>9.71063723021409</text:p>
          </table:table-cell>
          <table:table-cell table:formula="of:=LOG10([.E7]/[.E6])/LOG10([.D7]/[.D6])" office:value-type="float" office:value="0.827506781331298" calcext:value-type="float">
            <text:p>0.827506781331298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6]*(3-[.G6])/([.G6]*(3-[.F6]))*[.$D$23]^[.G6]/[.D6]^[.F6]*[.E6]/[.$E$23]*[.D6]^([.F6]-3)/(0.085090269)^([.G6]-3)" office:value-type="float" office:value="1011.16177889687" calcext:value-type="float">
            <text:p>1011.16177889687</text:p>
          </table:table-cell>
          <table:table-cell table:formula="of:=LOG10([.D6])" office:value-type="float" office:value="-2.19492532209243" calcext:value-type="float">
            <text:p>-2.19492532209243</text:p>
          </table:table-cell>
          <table:table-cell table:formula="of:=LOG10([.H6])" office:value-type="float" office:value="3.00482064526594" calcext:value-type="float">
            <text:p>3.00482064526594</text:p>
          </table:table-cell>
          <table:table-cell table:formula="of:=([.D6]/0.0855293879705302)^ -3.44479567985411" office:value-type="float" office:value="7628.24947103954" calcext:value-type="float">
            <text:p>7628.24947103954</text:p>
          </table:table-cell>
          <table:table-cell table:formula="of:= 0.00921624902003821/( ([.D6]/0.346681782684812)^3.60486296421154 + [.D6]^2.32993070045899)" office:value-type="float" office:value="1117.36888361904" calcext:value-type="float">
            <text:p>1117.36888361904</text:p>
          </table:table-cell>
          <table:table-cell table:formula="of:=([.D6]/0.346681782684812)^3.60486296421154" office:value-type="float" office:value="0.00000055728919164069" calcext:value-type="float">
            <text:p>5.5728919164069E-07</text:p>
          </table:table-cell>
          <table:table-cell table:formula="of:=[.D6]^2.32993070045899" office:value-type="float" office:value="0.00000769088126947665" calcext:value-type="float">
            <text:p>7.69088126947665E-06</text:p>
          </table:table-cell>
          <table:table-cell table:formula="of:=[.M6]/[.N6]" office:value-type="float" office:value="0.0724610317223909" calcext:value-type="float">
            <text:p>0.072461031722391</text:p>
          </table:table-cell>
        </table:table-row>
        <table:table-row table:style-name="ro1">
          <table:table-cell office:value-type="float" office:value="0.518029785192508" calcext:value-type="float">
            <text:p>0.518029785192508</text:p>
          </table:table-cell>
          <table:table-cell office:value-type="float" office:value="86.3256115446736" calcext:value-type="float">
            <text:p>86.3256115446736</text:p>
          </table:table-cell>
          <table:table-cell table:formula="of:=100-[.B7]" office:value-type="float" office:value="13.6743884553264" calcext:value-type="float">
            <text:p>13.6743884553264</text:p>
          </table:table-cell>
          <table:table-cell office:value-type="float" office:value="0.0075921760312532" calcext:value-type="float">
            <text:p>0.007592176031253</text:p>
          </table:table-cell>
          <table:table-cell office:value-type="float" office:value="11.2086170717467" calcext:value-type="float">
            <text:p>11.2086170717467</text:p>
          </table:table-cell>
          <table:table-cell table:formula="of:=LOG10([.E8]/[.E7])/LOG10([.D8]/[.D7])" office:value-type="float" office:value="0.819318839803366" calcext:value-type="float">
            <text:p>0.81931883980336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7]*(3-[.G7])/([.G7]*(3-[.F7]))*[.$D$23]^[.G7]/[.D7]^[.F7]*[.E7]/[.$E$23]*[.D7]^([.F7]-3)/(0.085090269)^([.G7]-3)" office:value-type="float" office:value="684.38079189387" calcext:value-type="float">
            <text:p>684.38079189387</text:p>
          </table:table-cell>
          <table:table-cell table:formula="of:=LOG10([.D7])" office:value-type="float" office:value="-2.11963373096596" calcext:value-type="float">
            <text:p>-2.11963373096596</text:p>
          </table:table-cell>
          <table:table-cell table:formula="of:=LOG10([.H7])" office:value-type="float" office:value="2.83529781195678" calcext:value-type="float">
            <text:p>2.83529781195678</text:p>
          </table:table-cell>
          <table:table-cell table:formula="of:=([.D7]/0.0855293879705302)^ -3.44479567985411" office:value-type="float" office:value="4198.17694931695" calcext:value-type="float">
            <text:p>4198.17694931695</text:p>
          </table:table-cell>
          <table:table-cell table:formula="of:= 0.00921624902003821/( ([.D7]/0.346681782684812)^3.60486296421154 + [.D7]^2.32993070045899)" office:value-type="float" office:value="733.79382015447" calcext:value-type="float">
            <text:p>733.79382015447</text:p>
          </table:table-cell>
          <table:table-cell table:formula="of:=([.D7]/0.346681782684812)^3.60486296421154" office:value-type="float" office:value="0.00000104110968983831" calcext:value-type="float">
            <text:p>1.04110968983831E-06</text:p>
          </table:table-cell>
          <table:table-cell table:formula="of:=[.D7]^2.32993070045899" office:value-type="float" office:value="0.0000115186158991536" calcext:value-type="float">
            <text:p>1.15186158991536E-05</text:p>
          </table:table-cell>
          <table:table-cell table:formula="of:=[.M7]/[.N7]" office:value-type="float" office:value="0.0903849645611339" calcext:value-type="float">
            <text:p>0.090384964561134</text:p>
          </table:table-cell>
        </table:table-row>
        <table:table-row table:style-name="ro1">
          <table:table-cell office:value-type="float" office:value="0.435590409221425" calcext:value-type="float">
            <text:p>0.435590409221425</text:p>
          </table:table-cell>
          <table:table-cell office:value-type="float" office:value="84.5720349114709" calcext:value-type="float">
            <text:p>84.5720349114709</text:p>
          </table:table-cell>
          <table:table-cell table:formula="of:=100-[.B8]" office:value-type="float" office:value="15.4279650885291" calcext:value-type="float">
            <text:p>15.4279650885291</text:p>
          </table:table-cell>
          <table:table-cell office:value-type="float" office:value="0.00902911643559633" calcext:value-type="float">
            <text:p>0.009029116435596</text:p>
          </table:table-cell>
          <table:table-cell office:value-type="float" office:value="12.9190185712213" calcext:value-type="float">
            <text:p>12.9190185712213</text:p>
          </table:table-cell>
          <table:table-cell table:formula="of:=LOG10([.E9]/[.E8])/LOG10([.D9]/[.D8])" office:value-type="float" office:value="0.725818798791588" calcext:value-type="float">
            <text:p>0.725818798791588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8]*(3-[.G8])/([.G8]*(3-[.F8]))*[.$D$23]^[.G8]/[.D8]^[.F8]*[.E8]/[.$E$23]*[.D8]^([.F8]-3)/(0.085090269)^([.G8]-3)" office:value-type="float" office:value="398.364588362017" calcext:value-type="float">
            <text:p>398.364588362017</text:p>
          </table:table-cell>
          <table:table-cell table:formula="of:=LOG10([.D8])" office:value-type="float" office:value="-2.04435474646607" calcext:value-type="float">
            <text:p>-2.04435474646607</text:p>
          </table:table-cell>
          <table:table-cell table:formula="of:=LOG10([.H8])" office:value-type="float" office:value="2.60028072593014" calcext:value-type="float">
            <text:p>2.60028072593014</text:p>
          </table:table-cell>
          <table:table-cell table:formula="of:=([.D8]/0.0855293879705302)^ -3.44479567985411" office:value-type="float" office:value="2310.68113761716" calcext:value-type="float">
            <text:p>2310.68113761716</text:p>
          </table:table-cell>
          <table:table-cell table:formula="of:= 0.00921624902003821/( ([.D8]/0.346681782684812)^3.60486296421154 + [.D8]^2.32993070045899)" office:value-type="float" office:value="480.137933059492" calcext:value-type="float">
            <text:p>480.137933059492</text:p>
          </table:table-cell>
          <table:table-cell table:formula="of:=([.D8]/0.346681782684812)^3.60486296421154" office:value-type="float" office:value="0.00000194476402328229" calcext:value-type="float">
            <text:p>1.94476402328229E-06</text:p>
          </table:table-cell>
          <table:table-cell table:formula="of:=[.D8]^2.32993070045899" office:value-type="float" office:value="0.0000172502388820521" calcext:value-type="float">
            <text:p>1.72502388820521E-05</text:p>
          </table:table-cell>
          <table:table-cell table:formula="of:=[.M8]/[.N8]" office:value-type="float" office:value="0.112738382151084" calcext:value-type="float">
            <text:p>0.112738382151084</text:p>
          </table:table-cell>
        </table:table-row>
        <table:table-row table:style-name="ro1">
          <table:table-cell office:value-type="float" office:value="0.366294873918129" calcext:value-type="float">
            <text:p>0.366294873918129</text:p>
          </table:table-cell>
          <table:table-cell office:value-type="float" office:value="82.3305792671413" calcext:value-type="float">
            <text:p>82.3305792671413</text:p>
          </table:table-cell>
          <table:table-cell table:formula="of:=100-[.B9]" office:value-type="float" office:value="17.6694207328587" calcext:value-type="float">
            <text:p>17.6694207328587</text:p>
          </table:table-cell>
          <table:table-cell office:value-type="float" office:value="0.0107379890528269" calcext:value-type="float">
            <text:p>0.010737989052827</text:p>
          </table:table-cell>
          <table:table-cell office:value-type="float" office:value="14.65100763756" calcext:value-type="float">
            <text:p>14.65100763756</text:p>
          </table:table-cell>
          <table:table-cell table:formula="of:=LOG10([.E10]/[.E9])/LOG10([.D10]/[.D9])" office:value-type="float" office:value="0.729283807193214" calcext:value-type="float">
            <text:p>0.729283807193214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9]*(3-[.G9])/([.G9]*(3-[.F9]))*[.$D$23]^[.G9]/[.D9]^[.F9]*[.E9]/[.$E$23]*[.D9]^([.F9]-3)/(0.085090269)^([.G9]-3)" office:value-type="float" office:value="270.281396899848" calcext:value-type="float">
            <text:p>270.281396899848</text:p>
          </table:table-cell>
          <table:table-cell table:formula="of:=LOG10([.D9])" office:value-type="float" office:value="-1.96907704312742" calcext:value-type="float">
            <text:p>-1.96907704312742</text:p>
          </table:table-cell>
          <table:table-cell table:formula="of:=LOG10([.H9])" office:value-type="float" office:value="2.43181615483015" calcext:value-type="float">
            <text:p>2.43181615483015</text:p>
          </table:table-cell>
          <table:table-cell table:formula="of:=([.D9]/0.0855293879705302)^ -3.44479567985411" office:value-type="float" office:value="1271.81432378278" calcext:value-type="float">
            <text:p>1271.81432378278</text:p>
          </table:table-cell>
          <table:table-cell table:formula="of:= 0.00921624902003821/( ([.D9]/0.346681782684812)^3.60486296421154 + [.D9]^2.32993070045899)" office:value-type="float" office:value="312.770969122857" calcext:value-type="float">
            <text:p>312.770969122857</text:p>
          </table:table-cell>
          <table:table-cell table:formula="of:=([.D9]/0.346681782684812)^3.60486296421154" office:value-type="float" office:value="0.00000363272662177859" calcext:value-type="float">
            <text:p>3.63272662177859E-06</text:p>
          </table:table-cell>
          <table:table-cell table:formula="of:=[.D9]^2.32993070045899" office:value-type="float" office:value="0.0000258337198514491" calcext:value-type="float">
            <text:p>2.58337198514491E-05</text:p>
          </table:table-cell>
          <table:table-cell table:formula="of:=[.M9]/[.N9]" office:value-type="float" office:value="0.140619571732904" calcext:value-type="float">
            <text:p>0.140619571732904</text:p>
          </table:table-cell>
        </table:table-row>
        <table:table-row table:style-name="ro1">
          <table:table-cell office:value-type="float" office:value="0.30803890584547" calcext:value-type="float">
            <text:p>0.30803890584547</text:p>
          </table:table-cell>
          <table:table-cell office:value-type="float" office:value="79.7150699642405" calcext:value-type="float">
            <text:p>79.7150699642405</text:p>
          </table:table-cell>
          <table:table-cell table:formula="of:=100-[.B10]" office:value-type="float" office:value="20.2849300357595" calcext:value-type="float">
            <text:p>20.2849300357595</text:p>
          </table:table-cell>
          <table:table-cell office:value-type="float" office:value="0.0127698651522076" calcext:value-type="float">
            <text:p>0.012769865152208</text:p>
          </table:table-cell>
          <table:table-cell office:value-type="float" office:value="16.6247774527757" calcext:value-type="float">
            <text:p>16.6247774527757</text:p>
          </table:table-cell>
          <table:table-cell table:formula="of:=LOG10([.E11]/[.E10])/LOG10([.D11]/[.D10])" office:value-type="float" office:value="0.806245134711067" calcext:value-type="float">
            <text:p>0.806245134711067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0]*(3-[.G10])/([.G10]*(3-[.F10]))*[.$D$23]^[.G10]/[.D10]^[.F10]*[.E10]/[.$E$23]*[.D10]^([.F10]-3)/(0.085090269)^([.G10]-3)" office:value-type="float" office:value="208.66986428998" calcext:value-type="float">
            <text:p>208.66986428998</text:p>
          </table:table-cell>
          <table:table-cell table:formula="of:=LOG10([.D10])" office:value-type="float" office:value="-1.89381368879464" calcext:value-type="float">
            <text:p>-1.89381368879464</text:p>
          </table:table-cell>
          <table:table-cell table:formula="of:=LOG10([.H10])" office:value-type="float" office:value="2.31945973360029" calcext:value-type="float">
            <text:p>2.31945973360029</text:p>
          </table:table-cell>
          <table:table-cell table:formula="of:=([.D10]/0.0855293879705302)^ -3.44479567985411" office:value-type="float" office:value="700.094771205564" calcext:value-type="float">
            <text:p>700.094771205564</text:p>
          </table:table-cell>
          <table:table-cell table:formula="of:= 0.00921624902003821/( ([.D10]/0.346681782684812)^3.60486296421154 + [.D10]^2.32993070045899)" office:value-type="float" office:value="202.687687529739" calcext:value-type="float">
            <text:p>202.687687529739</text:p>
          </table:table-cell>
          <table:table-cell table:formula="of:=([.D10]/0.346681782684812)^3.60486296421154" office:value-type="float" office:value="0.00000678495224327336" calcext:value-type="float">
            <text:p>6.78495224327336E-06</text:p>
          </table:table-cell>
          <table:table-cell table:formula="of:=[.D10]^2.32993070045899" office:value-type="float" office:value="0.0000386852444537311" calcext:value-type="float">
            <text:p>3.86852444537311E-05</text:p>
          </table:table-cell>
          <table:table-cell table:formula="of:=[.M10]/[.N10]" office:value-type="float" office:value="0.175388635617603" calcext:value-type="float">
            <text:p>0.175388635617603</text:p>
          </table:table-cell>
        </table:table-row>
        <table:table-row table:style-name="ro1">
          <table:table-cell office:value-type="float" office:value="0.259044020108005" calcext:value-type="float">
            <text:p>0.259044020108005</text:p>
          </table:table-cell>
          <table:table-cell office:value-type="float" office:value="77.2129935126797" calcext:value-type="float">
            <text:p>77.2129935126797</text:p>
          </table:table-cell>
          <table:table-cell table:formula="of:=100-[.B11]" office:value-type="float" office:value="22.7870064873203" calcext:value-type="float">
            <text:p>22.7870064873203</text:p>
          </table:table-cell>
          <table:table-cell office:value-type="float" office:value="0.015185144104918" calcext:value-type="float">
            <text:p>0.015185144104918</text:p>
          </table:table-cell>
          <table:table-cell office:value-type="float" office:value="19.116648872728" calcext:value-type="float">
            <text:p>19.116648872728</text:p>
          </table:table-cell>
          <table:table-cell table:formula="of:=LOG10([.E12]/[.E11])/LOG10([.D12]/[.D11])" office:value-type="float" office:value="0.705710984597944" calcext:value-type="float">
            <text:p>0.705710984597944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1]*(3-[.G11])/([.G11]*(3-[.F11]))*[.$D$23]^[.G11]/[.D11]^[.F11]*[.E11]/[.$E$23]*[.D11]^([.F11]-3)/(0.085090269)^([.G11]-3)" office:value-type="float" office:value="119.431140289958" calcext:value-type="float">
            <text:p>119.431140289958</text:p>
          </table:table-cell>
          <table:table-cell table:formula="of:=LOG10([.D11])" office:value-type="float" office:value="-1.81858108233157" calcext:value-type="float">
            <text:p>-1.81858108233157</text:p>
          </table:table-cell>
          <table:table-cell table:formula="of:=LOG10([.H11])" office:value-type="float" office:value="2.07711757882702" calcext:value-type="float">
            <text:p>2.07711757882702</text:p>
          </table:table-cell>
          <table:table-cell table:formula="of:=([.D11]/0.0855293879705302)^ -3.44479567985411" office:value-type="float" office:value="385.474697520818" calcext:value-type="float">
            <text:p>385.474697520818</text:p>
          </table:table-cell>
          <table:table-cell table:formula="of:= 0.00921624902003821/( ([.D11]/0.346681782684812)^3.60486296421154 + [.D11]^2.32993070045899)" office:value-type="float" office:value="130.560821993375" calcext:value-type="float">
            <text:p>130.560821993375</text:p>
          </table:table-cell>
          <table:table-cell table:formula="of:=([.D11]/0.346681782684812)^3.60486296421154" office:value-type="float" office:value="0.0000126692244986536" calcext:value-type="float">
            <text:p>1.26692244986536E-05</text:p>
          </table:table-cell>
          <table:table-cell table:formula="of:=[.D11]^2.32993070045899" office:value-type="float" office:value="0.0000579204736920172" calcext:value-type="float">
            <text:p>5.79204736920172E-05</text:p>
          </table:table-cell>
          <table:table-cell table:formula="of:=[.M11]/[.N11]" office:value-type="float" office:value="0.218734821921868" calcext:value-type="float">
            <text:p>0.218734821921868</text:p>
          </table:table-cell>
        </table:table-row>
        <table:table-row table:style-name="ro1">
          <table:table-cell office:value-type="float" office:value="0.222083419318477" calcext:value-type="float">
            <text:p>0.222083419318477</text:p>
          </table:table-cell>
          <table:table-cell office:value-type="float" office:value="74.7285290349147" calcext:value-type="float">
            <text:p>74.7285290349147</text:p>
          </table:table-cell>
          <table:table-cell table:formula="of:=100-[.B12]" office:value-type="float" office:value="25.2714709650853" calcext:value-type="float">
            <text:p>25.2714709650853</text:p>
          </table:table-cell>
          <table:table-cell office:value-type="float" office:value="0.0180572611920483" calcext:value-type="float">
            <text:p>0.018057261192048</text:p>
          </table:table-cell>
          <table:table-cell office:value-type="float" office:value="21.6025237463292" calcext:value-type="float">
            <text:p>21.6025237463292</text:p>
          </table:table-cell>
          <table:table-cell table:formula="of:=LOG10([.E13]/[.E12])/LOG10([.D13]/[.D12])" office:value-type="float" office:value="0.697560807103613" calcext:value-type="float">
            <text:p>0.697560807103613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2]*(3-[.G12])/([.G12]*(3-[.F12]))*[.$D$23]^[.G12]/[.D12]^[.F12]*[.E12]/[.$E$23]*[.D12]^([.F12]-3)/(0.085090269)^([.G12]-3)" office:value-type="float" office:value="79.0544952780318" calcext:value-type="float">
            <text:p>79.0544952780318</text:p>
          </table:table-cell>
          <table:table-cell table:formula="of:=LOG10([.D12])" office:value-type="float" office:value="-1.74334811999039" calcext:value-type="float">
            <text:p>-1.74334811999039</text:p>
          </table:table-cell>
          <table:table-cell table:formula="of:=LOG10([.H12])" office:value-type="float" office:value="1.89792657026996" calcext:value-type="float">
            <text:p>1.89792657026996</text:p>
          </table:table-cell>
          <table:table-cell table:formula="of:=([.D12]/0.0855293879705302)^ -3.44479567985411" office:value-type="float" office:value="212.243154924885" calcext:value-type="float">
            <text:p>212.243154924885</text:p>
          </table:table-cell>
          <table:table-cell table:formula="of:= 0.00921624902003821/( ([.D12]/0.346681782684812)^3.60486296421154 + [.D12]^2.32993070045899)" office:value-type="float" office:value="83.4980586797382" calcext:value-type="float">
            <text:p>83.4980586797382</text:p>
          </table:table-cell>
          <table:table-cell table:formula="of:=([.D12]/0.346681782684812)^3.60486296421154" office:value-type="float" office:value="0.0000236567211945008" calcext:value-type="float">
            <text:p>2.36567211945008E-05</text:p>
          </table:table-cell>
          <table:table-cell table:formula="of:=[.D12]^2.32993070045899" office:value-type="float" office:value="0.0000867200847548169" calcext:value-type="float">
            <text:p>8.67200847548169E-05</text:p>
          </table:table-cell>
          <table:table-cell table:formula="of:=[.M12]/[.N12]" office:value-type="float" office:value="0.272794027604854" calcext:value-type="float">
            <text:p>0.272794027604854</text:p>
          </table:table-cell>
        </table:table-row>
        <table:table-row table:style-name="ro1">
          <table:table-cell office:value-type="float" office:value="0.19411176280305" calcext:value-type="float">
            <text:p>0.19411176280305</text:p>
          </table:table-cell>
          <table:table-cell office:value-type="float" office:value="71.9484525505802" calcext:value-type="float">
            <text:p>71.9484525505802</text:p>
          </table:table-cell>
          <table:table-cell table:formula="of:=100-[.B13]" office:value-type="float" office:value="28.0515474494198" calcext:value-type="float">
            <text:p>28.0515474494198</text:p>
          </table:table-cell>
          <table:table-cell office:value-type="float" office:value="0.0213687287022099" calcext:value-type="float">
            <text:p>0.02136872870221</text:p>
          </table:table-cell>
          <table:table-cell office:value-type="float" office:value="24.2948870610798" calcext:value-type="float">
            <text:p>24.2948870610798</text:p>
          </table:table-cell>
          <table:table-cell table:formula="of:=LOG10([.E14]/[.E13])/LOG10([.D14]/[.D13])" office:value-type="float" office:value="0.67288284168262" calcext:value-type="float">
            <text:p>0.6728828416826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3]*(3-[.G13])/([.G13]*(3-[.F13]))*[.$D$23]^[.G13]/[.D13]^[.F13]*[.E13]/[.$E$23]*[.D13]^([.F13]-3)/(0.085090269)^([.G13]-3)" office:value-type="float" office:value="51.2016375951818" calcext:value-type="float">
            <text:p>51.2016375951818</text:p>
          </table:table-cell>
          <table:table-cell table:formula="of:=LOG10([.D13])" office:value-type="float" office:value="-1.67022131471185" calcext:value-type="float">
            <text:p>-1.67022131471185</text:p>
          </table:table-cell>
          <table:table-cell table:formula="of:=LOG10([.H13])" office:value-type="float" office:value="1.70928385135039" calcext:value-type="float">
            <text:p>1.70928385135039</text:p>
          </table:table-cell>
          <table:table-cell table:formula="of:=([.D13]/0.0855293879705302)^ -3.44479567985411" office:value-type="float" office:value="118.830189517201" calcext:value-type="float">
            <text:p>118.830189517201</text:p>
          </table:table-cell>
          <table:table-cell table:formula="of:= 0.00921624902003821/( ([.D13]/0.346681782684812)^3.60486296421154 + [.D13]^2.32993070045899)" office:value-type="float" office:value="53.6488155109332" calcext:value-type="float">
            <text:p>53.6488155109332</text:p>
          </table:table-cell>
          <table:table-cell table:formula="of:=([.D13]/0.346681782684812)^3.60486296421154" office:value-type="float" office:value="0.000043407688871313" calcext:value-type="float">
            <text:p>4.3407688871313E-05</text:p>
          </table:table-cell>
          <table:table-cell table:formula="of:=[.D13]^2.32993070045899" office:value-type="float" office:value="0.00012838080137336" calcext:value-type="float">
            <text:p>0.000128380801373</text:p>
          </table:table-cell>
          <table:table-cell table:formula="of:=[.M13]/[.N13]" office:value-type="float" office:value="0.338116668590296" calcext:value-type="float">
            <text:p>0.338116668590296</text:p>
          </table:table-cell>
        </table:table-row>
        <table:table-row table:style-name="ro1">
          <table:table-cell office:value-type="float" office:value="0.168035843630453" calcext:value-type="float">
            <text:p>0.168035843630453</text:p>
          </table:table-cell>
          <table:table-cell office:value-type="float" office:value="69.131911259623" calcext:value-type="float">
            <text:p>69.131911259623</text:p>
          </table:table-cell>
          <table:table-cell table:formula="of:=100-[.B14]" office:value-type="float" office:value="30.868088740377" calcext:value-type="float">
            <text:p>30.868088740377</text:p>
          </table:table-cell>
          <table:table-cell office:value-type="float" office:value="0.0250446487849755" calcext:value-type="float">
            <text:p>0.025044648784976</text:p>
          </table:table-cell>
          <table:table-cell office:value-type="float" office:value="27.0334149904509" calcext:value-type="float">
            <text:p>27.0334149904509</text:p>
          </table:table-cell>
          <table:table-cell table:formula="of:=LOG10([.E15]/[.E14])/LOG10([.D15]/[.D14])" office:value-type="float" office:value="0.610980410719367" calcext:value-type="float">
            <text:p>0.610980410719367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4]*(3-[.G14])/([.G14]*(3-[.F14]))*[.$D$23]^[.G14]/[.D14]^[.F14]*[.E14]/[.$E$23]*[.D14]^([.F14]-3)/(0.085090269)^([.G14]-3)" office:value-type="float" office:value="31.300225498691" calcext:value-type="float">
            <text:p>31.300225498691</text:p>
          </table:table-cell>
          <table:table-cell table:formula="of:=LOG10([.D14])" office:value-type="float" office:value="-1.60128505428457" calcext:value-type="float">
            <text:p>-1.60128505428457</text:p>
          </table:table-cell>
          <table:table-cell table:formula="of:=LOG10([.H14])" office:value-type="float" office:value="1.49554746637982" calcext:value-type="float">
            <text:p>1.49554746637982</text:p>
          </table:table-cell>
          <table:table-cell table:formula="of:=([.D14]/0.0855293879705302)^ -3.44479567985411" office:value-type="float" office:value="68.7789367270279" calcext:value-type="float">
            <text:p>68.7789367270279</text:p>
          </table:table-cell>
          <table:table-cell table:formula="of:= 0.00921624902003821/( ([.D14]/0.346681782684812)^3.60486296421154 + [.D14]^2.32993070045899)" office:value-type="float" office:value="35.0752750814531" calcext:value-type="float">
            <text:p>35.0752750814531</text:p>
          </table:table-cell>
          <table:table-cell table:formula="of:=([.D14]/0.346681782684812)^3.60486296421154" office:value-type="float" office:value="0.0000769258733739781" calcext:value-type="float">
            <text:p>7.69258733739781E-05</text:p>
          </table:table-cell>
          <table:table-cell table:formula="of:=[.D14]^2.32993070045899" office:value-type="float" office:value="0.000185830412888521" calcext:value-type="float">
            <text:p>0.000185830412889</text:p>
          </table:table-cell>
          <table:table-cell table:formula="of:=[.M14]/[.N14]" office:value-type="float" office:value="0.413957393616327" calcext:value-type="float">
            <text:p>0.413957393616327</text:p>
          </table:table-cell>
        </table:table-row>
        <table:table-row table:style-name="ro1">
          <table:table-cell office:value-type="float" office:value="0.145465039759366" calcext:value-type="float">
            <text:p>0.145465039759366</text:p>
          </table:table-cell>
          <table:table-cell office:value-type="float" office:value="66.2037864789212" calcext:value-type="float">
            <text:p>66.2037864789212</text:p>
          </table:table-cell>
          <table:table-cell table:formula="of:=100-[.B15]" office:value-type="float" office:value="33.7962135210788" calcext:value-type="float">
            <text:p>33.7962135210788</text:p>
          </table:table-cell>
          <table:table-cell office:value-type="float" office:value="0.0294943645807943" calcext:value-type="float">
            <text:p>0.029494364580794</text:p>
          </table:table-cell>
          <table:table-cell office:value-type="float" office:value="29.8741284657866" calcext:value-type="float">
            <text:p>29.8741284657866</text:p>
          </table:table-cell>
          <table:table-cell table:formula="of:=LOG10([.E16]/[.E15])/LOG10([.D16]/[.D15])" office:value-type="float" office:value="0.831683637659702" calcext:value-type="float">
            <text:p>0.83168363765970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5]*(3-[.G15])/([.G15]*(3-[.F15]))*[.$D$23]^[.G15]/[.D15]^[.F15]*[.E15]/[.$E$23]*[.D15]^([.F15]-3)/(0.085090269)^([.G15]-3)" office:value-type="float" office:value="31.7612392084074" calcext:value-type="float">
            <text:p>31.7612392084074</text:p>
          </table:table-cell>
          <table:table-cell table:formula="of:=LOG10([.D15])" office:value-type="float" office:value="-1.53026095572563" calcext:value-type="float">
            <text:p>-1.53026095572563</text:p>
          </table:table-cell>
          <table:table-cell table:formula="of:=LOG10([.H15])" office:value-type="float" office:value="1.50189743868183" calcext:value-type="float">
            <text:p>1.50189743868183</text:p>
          </table:table-cell>
          <table:table-cell table:formula="of:=([.D15]/0.0855293879705302)^ -3.44479567985411" office:value-type="float" office:value="39.1554256794791" calcext:value-type="float">
            <text:p>39.1554256794791</text:p>
          </table:table-cell>
          <table:table-cell table:formula="of:= 0.00921624902003821/( ([.D15]/0.346681782684812)^3.60486296421154 + [.D15]^2.32993070045899)" office:value-type="float" office:value="22.4388564154725" calcext:value-type="float">
            <text:p>22.4388564154725</text:p>
          </table:table-cell>
          <table:table-cell table:formula="of:=([.D15]/0.346681782684812)^3.60486296421154" office:value-type="float" office:value="0.000138708980000577" calcext:value-type="float">
            <text:p>0.000138708980001</text:p>
          </table:table-cell>
          <table:table-cell table:formula="of:=[.D15]^2.32993070045899" office:value-type="float" office:value="0.000272018235744839" calcext:value-type="float">
            <text:p>0.000272018235745</text:p>
          </table:table-cell>
          <table:table-cell table:formula="of:=[.M15]/[.N15]" office:value-type="float" office:value="0.509925298282905" calcext:value-type="float">
            <text:p>0.509925298282905</text:p>
          </table:table-cell>
        </table:table-row>
        <table:table-row table:style-name="ro1">
          <table:table-cell office:value-type="float" office:value="0.127759476997186" calcext:value-type="float">
            <text:p>0.127759476997186</text:p>
          </table:table-cell>
          <table:table-cell office:value-type="float" office:value="63.3415731364729" calcext:value-type="float">
            <text:p>63.3415731364729</text:p>
          </table:table-cell>
          <table:table-cell table:formula="of:=100-[.B16]" office:value-type="float" office:value="36.6584268635271" calcext:value-type="float">
            <text:p>36.6584268635271</text:p>
          </table:table-cell>
          <table:table-cell office:value-type="float" office:value="0.0330989540408917" calcext:value-type="float">
            <text:p>0.033098954040892</text:p>
          </table:table-cell>
          <table:table-cell office:value-type="float" office:value="32.8807708128992" calcext:value-type="float">
            <text:p>32.8807708128992</text:p>
          </table:table-cell>
          <table:table-cell table:formula="of:=LOG10([.E17]/[.E16])/LOG10([.D17]/[.D16])" office:value-type="float" office:value="0.692565006101842" calcext:value-type="float">
            <text:p>0.69256500610184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6]*(3-[.G16])/([.G16]*(3-[.F16]))*[.$D$23]^[.G16]/[.D16]^[.F16]*[.E16]/[.$E$23]*[.D16]^([.F16]-3)/(0.085090269)^([.G16]-3)" office:value-type="float" office:value="19.3559310503718" calcext:value-type="float">
            <text:p>19.3559310503718</text:p>
          </table:table-cell>
          <table:table-cell table:formula="of:=LOG10([.D16])" office:value-type="float" office:value="-1.48018573013505" calcext:value-type="float">
            <text:p>-1.48018573013505</text:p>
          </table:table-cell>
          <table:table-cell table:formula="of:=LOG10([.H16])" office:value-type="float" office:value="1.28681406639709" calcext:value-type="float">
            <text:p>1.28681406639709</text:p>
          </table:table-cell>
          <table:table-cell table:formula="of:=([.D16]/0.0855293879705302)^ -3.44479567985411" office:value-type="float" office:value="26.3204329619481" calcext:value-type="float">
            <text:p>26.3204329619481</text:p>
          </table:table-cell>
          <table:table-cell table:formula="of:= 0.00921624902003821/( ([.D16]/0.346681782684812)^3.60486296421154 + [.D16]^2.32993070045899)" office:value-type="float" office:value="16.2818121028571" calcext:value-type="float">
            <text:p>16.2818121028571</text:p>
          </table:table-cell>
          <table:table-cell table:formula="of:=([.D16]/0.346681782684812)^3.60486296421154" office:value-type="float" office:value="0.000210193317284247" calcext:value-type="float">
            <text:p>0.000210193317284</text:p>
          </table:table-cell>
          <table:table-cell table:formula="of:=[.D16]^2.32993070045899" office:value-type="float" office:value="0.000355852339170722" calcext:value-type="float">
            <text:p>0.000355852339171</text:p>
          </table:table-cell>
          <table:table-cell table:formula="of:=[.M16]/[.N16]" office:value-type="float" office:value="0.590675665569831" calcext:value-type="float">
            <text:p>0.590675665569831</text:p>
          </table:table-cell>
        </table:table-row>
        <table:table-row table:style-name="ro1">
          <table:table-cell office:value-type="float" office:value="0.112206724061769" calcext:value-type="float">
            <text:p>0.112206724061769</text:p>
          </table:table-cell>
          <table:table-cell office:value-type="float" office:value="60.6265864834011" calcext:value-type="float">
            <text:p>60.6265864834011</text:p>
          </table:table-cell>
          <table:table-cell table:formula="of:=100-[.B17]" office:value-type="float" office:value="39.3734135165989" calcext:value-type="float">
            <text:p>39.3734135165989</text:p>
          </table:table-cell>
          <table:table-cell office:value-type="float" office:value="0.0371454530421378" calcext:value-type="float">
            <text:p>0.037145453042138</text:p>
          </table:table-cell>
          <table:table-cell office:value-type="float" office:value="35.6150479687852" calcext:value-type="float">
            <text:p>35.6150479687852</text:p>
          </table:table-cell>
          <table:table-cell table:formula="of:=LOG10([.E18]/[.E17])/LOG10([.D18]/[.D17])" office:value-type="float" office:value="0.52212249490276" calcext:value-type="float">
            <text:p>0.5221224949027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7]*(3-[.G17])/([.G17]*(3-[.F17]))*[.$D$23]^[.G17]/[.D17]^[.F17]*[.E17]/[.$E$23]*[.D17]^([.F17]-3)/(0.085090269)^([.G17]-3)" office:value-type="float" office:value="10.4134094130064" calcext:value-type="float">
            <text:p>10.4134094130064</text:p>
          </table:table-cell>
          <table:table-cell table:formula="of:=LOG10([.D17])" office:value-type="float" office:value="-1.43009434043816" calcext:value-type="float">
            <text:p>-1.43009434043816</text:p>
          </table:table-cell>
          <table:table-cell table:formula="of:=LOG10([.H17])" office:value-type="float" office:value="1.01759294342364" calcext:value-type="float">
            <text:p>1.01759294342364</text:p>
          </table:table-cell>
          <table:table-cell table:formula="of:=([.D17]/0.0855293879705302)^ -3.44479567985411" office:value-type="float" office:value="17.6904314975873" calcext:value-type="float">
            <text:p>17.6904314975873</text:p>
          </table:table-cell>
          <table:table-cell table:formula="of:= 0.00921624902003821/( ([.D17]/0.346681782684812)^3.60486296421154 + [.D17]^2.32993070045899)" office:value-type="float" office:value="11.7535594535768" calcext:value-type="float">
            <text:p>11.7535594535768</text:p>
          </table:table-cell>
          <table:table-cell table:formula="of:=([.D17]/0.346681782684812)^3.60486296421154" office:value-type="float" office:value="0.000318560188634457" calcext:value-type="float">
            <text:p>0.000318560188634</text:p>
          </table:table-cell>
          <table:table-cell table:formula="of:=[.D17]^2.32993070045899" office:value-type="float" office:value="0.000465563893643745" calcext:value-type="float">
            <text:p>0.000465563893644</text:p>
          </table:table-cell>
          <table:table-cell table:formula="of:=[.M17]/[.N17]" office:value-type="float" office:value="0.684245906917823" calcext:value-type="float">
            <text:p>0.684245906917823</text:p>
          </table:table-cell>
        </table:table-row>
        <table:table-row table:style-name="ro1">
          <table:table-cell office:value-type="float" office:value="0.0985504263148919" calcext:value-type="float">
            <text:p>0.098550426314892</text:p>
          </table:table-cell>
          <table:table-cell office:value-type="float" office:value="57.6779504306929" calcext:value-type="float">
            <text:p>57.6779504306929</text:p>
          </table:table-cell>
          <table:table-cell table:formula="of:=100-[.B18]" office:value-type="float" office:value="42.3220495693071" calcext:value-type="float">
            <text:p>42.3220495693071</text:p>
          </table:table-cell>
          <table:table-cell office:value-type="float" office:value="0.0424992231737818" calcext:value-type="float">
            <text:p>0.042499223173782</text:p>
          </table:table-cell>
          <table:table-cell office:value-type="float" office:value="38.2089250804786" calcext:value-type="float">
            <text:p>38.2089250804786</text:p>
          </table:table-cell>
          <table:table-cell table:formula="of:=LOG10([.E19]/[.E18])/LOG10([.D19]/[.D18])" office:value-type="float" office:value="0.587229183518927" calcext:value-type="float">
            <text:p>0.587229183518927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8]*(3-[.G18])/([.G18]*(3-[.F18]))*[.$D$23]^[.G18]/[.D18]^[.F18]*[.E18]/[.$E$23]*[.D18]^([.F18]-3)/(0.085090269)^([.G18]-3)" office:value-type="float" office:value="8.61583197476727" calcext:value-type="float">
            <text:p>8.61583197476727</text:p>
          </table:table-cell>
          <table:table-cell table:formula="of:=LOG10([.D18])" office:value-type="float" office:value="-1.37161900817141" calcext:value-type="float">
            <text:p>-1.37161900817141</text:p>
          </table:table-cell>
          <table:table-cell table:formula="of:=LOG10([.H18])" office:value-type="float" office:value="0.93529722079794" calcext:value-type="float">
            <text:p>0.93529722079794</text:p>
          </table:table-cell>
          <table:table-cell table:formula="of:=([.D18]/0.0855293879705302)^ -3.44479567985411" office:value-type="float" office:value="11.1250726106585" calcext:value-type="float">
            <text:p>11.1250726106585</text:p>
          </table:table-cell>
          <table:table-cell table:formula="of:= 0.00921624902003821/( ([.D18]/0.346681782684812)^3.60486296421154 + [.D18]^2.32993070045899)" office:value-type="float" office:value="7.98141517292882" calcext:value-type="float">
            <text:p>7.98141517292882</text:p>
          </table:table-cell>
          <table:table-cell table:formula="of:=([.D18]/0.346681782684812)^3.60486296421154" office:value-type="float" office:value="0.000517591409205266" calcext:value-type="float">
            <text:p>0.000517591409205</text:p>
          </table:table-cell>
          <table:table-cell table:formula="of:=[.D18]^2.32993070045899" office:value-type="float" office:value="0.000637122237479557" calcext:value-type="float">
            <text:p>0.00063712223748</text:p>
          </table:table-cell>
          <table:table-cell table:formula="of:=[.M18]/[.N18]" office:value-type="float" office:value="0.812389489421759" calcext:value-type="float">
            <text:p>0.812389489421759</text:p>
          </table:table-cell>
        </table:table-row>
        <table:table-row table:style-name="ro1">
          <table:table-cell office:value-type="float" office:value="0.0878129534500794" calcext:value-type="float">
            <text:p>0.087812953450079</text:p>
          </table:table-cell>
          <table:table-cell office:value-type="float" office:value="55.0874612212659" calcext:value-type="float">
            <text:p>55.0874612212659</text:p>
          </table:table-cell>
          <table:table-cell table:formula="of:=100-[.B19]" office:value-type="float" office:value="44.9125387787341" calcext:value-type="float">
            <text:p>44.9125387787341</text:p>
          </table:table-cell>
          <table:table-cell office:value-type="float" office:value="0.048155933590968" calcext:value-type="float">
            <text:p>0.048155933590968</text:p>
          </table:table-cell>
          <table:table-cell office:value-type="float" office:value="41.1181012805662" calcext:value-type="float">
            <text:p>41.1181012805662</text:p>
          </table:table-cell>
          <table:table-cell table:formula="of:=LOG10([.E20]/[.E19])/LOG10([.D20]/[.D19])" office:value-type="float" office:value="0.567031217004109" calcext:value-type="float">
            <text:p>0.567031217004109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19]*(3-[.G19])/([.G19]*(3-[.F19]))*[.$D$23]^[.G19]/[.D19]^[.F19]*[.E19]/[.$E$23]*[.D19]^([.F19]-3)/(0.085090269)^([.G19]-3)" office:value-type="float" office:value="6.10292286064981" calcext:value-type="float">
            <text:p>6.10292286064981</text:p>
          </table:table-cell>
          <table:table-cell table:formula="of:=LOG10([.D19])" office:value-type="float" office:value="-1.31735019312825" calcext:value-type="float">
            <text:p>-1.31735019312825</text:p>
          </table:table-cell>
          <table:table-cell table:formula="of:=LOG10([.H19])" office:value-type="float" office:value="0.78553788062252" calcext:value-type="float">
            <text:p>0.78553788062252</text:p>
          </table:table-cell>
          <table:table-cell table:formula="of:=([.D19]/0.0855293879705302)^ -3.44479567985411" office:value-type="float" office:value="7.23365637897081" calcext:value-type="float">
            <text:p>7.23365637897081</text:p>
          </table:table-cell>
          <table:table-cell table:formula="of:= 0.00921624902003821/( ([.D19]/0.346681782684812)^3.60486296421154 + [.D19]^2.32993070045899)" office:value-type="float" office:value="5.53674728986486" calcext:value-type="float">
            <text:p>5.53674728986486</text:p>
          </table:table-cell>
          <table:table-cell table:formula="of:=([.D19]/0.346681782684812)^3.60486296421154" office:value-type="float" office:value="0.000812117185633946" calcext:value-type="float">
            <text:p>0.000812117185634</text:p>
          </table:table-cell>
          <table:table-cell table:formula="of:=[.D19]^2.32993070045899" office:value-type="float" office:value="0.000852442986167421" calcext:value-type="float">
            <text:p>0.000852442986167</text:p>
          </table:table-cell>
          <table:table-cell table:formula="of:=[.M19]/[.N19]" office:value-type="float" office:value="0.952693844412072" calcext:value-type="float">
            <text:p>0.952693844412072</text:p>
          </table:table-cell>
        </table:table-row>
        <table:table-row table:style-name="ro1">
          <table:table-cell office:value-type="float" office:value="0.0778697960000193" calcext:value-type="float">
            <text:p>0.077869796000019</text:p>
          </table:table-cell>
          <table:table-cell office:value-type="float" office:value="52.4248808897808" calcext:value-type="float">
            <text:p>52.4248808897808</text:p>
          </table:table-cell>
          <table:table-cell table:formula="of:=100-[.B20]" office:value-type="float" office:value="47.5751191102192" calcext:value-type="float">
            <text:p>47.5751191102192</text:p>
          </table:table-cell>
          <table:table-cell office:value-type="float" office:value="0.0540428878269559" calcext:value-type="float">
            <text:p>0.054042887826956</text:p>
          </table:table-cell>
          <table:table-cell office:value-type="float" office:value="43.8970091889745" calcext:value-type="float">
            <text:p>43.8970091889745</text:p>
          </table:table-cell>
          <table:table-cell table:formula="of:=LOG10([.E21]/[.E20])/LOG10([.D21]/[.D20])" office:value-type="float" office:value="0.50954572770666" calcext:value-type="float">
            <text:p>0.5095457277066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0]*(3-[.G20])/([.G20]*(3-[.F20]))*[.$D$23]^[.G20]/[.D20]^[.F20]*[.E20]/[.$E$23]*[.D20]^([.F20]-3)/(0.085090269)^([.G20]-3)" office:value-type="float" office:value="4.04676232128984" calcext:value-type="float">
            <text:p>4.04676232128984</text:p>
          </table:table-cell>
          <table:table-cell table:formula="of:=LOG10([.D20])" office:value-type="float" office:value="-1.26726145214071" calcext:value-type="float">
            <text:p>-1.26726145214071</text:p>
          </table:table-cell>
          <table:table-cell table:formula="of:=LOG10([.H20])" office:value-type="float" office:value="0.607107697699322" calcext:value-type="float">
            <text:p>0.607107697699322</text:p>
          </table:table-cell>
          <table:table-cell table:formula="of:=([.D20]/0.0855293879705302)^ -3.44479567985411" office:value-type="float" office:value="4.86197135741611" calcext:value-type="float">
            <text:p>4.86197135741611</text:p>
          </table:table-cell>
          <table:table-cell table:formula="of:= 0.00921624902003821/( ([.D20]/0.346681782684812)^3.60486296421154 + [.D20]^2.32993070045899)" office:value-type="float" office:value="3.92845386152533" calcext:value-type="float">
            <text:p>3.92845386152533</text:p>
          </table:table-cell>
          <table:table-cell table:formula="of:=([.D20]/0.346681782684812)^3.60486296421154" office:value-type="float" office:value="0.00123078373467403" calcext:value-type="float">
            <text:p>0.001230783734674</text:p>
          </table:table-cell>
          <table:table-cell table:formula="of:=[.D20]^2.32993070045899" office:value-type="float" office:value="0.00111524076883376" calcext:value-type="float">
            <text:p>0.001115240768834</text:p>
          </table:table-cell>
          <table:table-cell table:formula="of:=[.M20]/[.N20]" office:value-type="float" office:value="1.10360360656569" calcext:value-type="float">
            <text:p>1.10360360656569</text:p>
          </table:table-cell>
        </table:table-row>
        <table:table-row table:style-name="ro1">
          <table:table-cell office:value-type="float" office:value="0.068720899309714" calcext:value-type="float">
            <text:p>0.068720899309714</text:p>
          </table:table-cell>
          <table:table-cell office:value-type="float" office:value="49.7075873197331" calcext:value-type="float">
            <text:p>49.7075873197331</text:p>
          </table:table-cell>
          <table:table-cell table:formula="of:=100-[.B21]" office:value-type="float" office:value="50.2924126802669" calcext:value-type="float">
            <text:p>50.2924126802669</text:p>
          </table:table-cell>
          <table:table-cell office:value-type="float" office:value="0.0609426909514984" calcext:value-type="float">
            <text:p>0.060942690951498</text:p>
          </table:table-cell>
          <table:table-cell office:value-type="float" office:value="46.6685810695819" calcext:value-type="float">
            <text:p>46.6685810695819</text:p>
          </table:table-cell>
          <table:table-cell table:formula="of:=LOG10([.E22]/[.E21])/LOG10([.D22]/[.D21])" office:value-type="float" office:value="0.525197510490339" calcext:value-type="float">
            <text:p>0.525197510490339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1]*(3-[.G21])/([.G21]*(3-[.F21]))*[.$D$23]^[.G21]/[.D21]^[.F21]*[.E21]/[.$E$23]*[.D21]^([.F21]-3)/(0.085090269)^([.G21]-3)" office:value-type="float" office:value="3.11190010908429" calcext:value-type="float">
            <text:p>3.11190010908429</text:p>
          </table:table-cell>
          <table:table-cell table:formula="of:=LOG10([.D21])" office:value-type="float" office:value="-1.21507837322485" calcext:value-type="float">
            <text:p>-1.21507837322485</text:p>
          </table:table-cell>
          <table:table-cell table:formula="of:=LOG10([.H21])" office:value-type="float" office:value="0.493025647838939" calcext:value-type="float">
            <text:p>0.493025647838939</text:p>
          </table:table-cell>
          <table:table-cell table:formula="of:=([.D21]/0.0855293879705302)^ -3.44479567985411" office:value-type="float" office:value="3.21404794665662" calcext:value-type="float">
            <text:p>3.21404794665662</text:p>
          </table:table-cell>
          <table:table-cell table:formula="of:= 0.00921624902003821/( ([.D21]/0.346681782684812)^3.60486296421154 + [.D21]^2.32993070045899)" office:value-type="float" office:value="2.73192629062859" calcext:value-type="float">
            <text:p>2.73192629062859</text:p>
          </table:table-cell>
          <table:table-cell table:formula="of:=([.D21]/0.346681782684812)^3.60486296421154" office:value-type="float" office:value="0.00189799295804952" calcext:value-type="float">
            <text:p>0.00189799295805</text:p>
          </table:table-cell>
          <table:table-cell table:formula="of:=[.D21]^2.32993070045899" office:value-type="float" office:value="0.00147554206434585" calcext:value-type="float">
            <text:p>0.001475542064346</text:p>
          </table:table-cell>
          <table:table-cell table:formula="of:=[.M21]/[.N21]" office:value-type="float" office:value="1.28630216915636" calcext:value-type="float">
            <text:p>1.28630216915636</text:p>
          </table:table-cell>
        </table:table-row>
        <table:table-row table:style-name="ro1">
          <table:table-cell office:value-type="float" office:value="0.0609426909514984" calcext:value-type="float">
            <text:p>0.060942690951498</text:p>
          </table:table-cell>
          <table:table-cell office:value-type="float" office:value="46.6685810695819" calcext:value-type="float">
            <text:p>46.6685810695819</text:p>
          </table:table-cell>
          <table:table-cell table:formula="of:=100-[.B22]" office:value-type="float" office:value="53.3314189304181" calcext:value-type="float">
            <text:p>53.3314189304181</text:p>
          </table:table-cell>
          <table:table-cell office:value-type="float" office:value="0.068720899309714" calcext:value-type="float">
            <text:p>0.068720899309714</text:p>
          </table:table-cell>
          <table:table-cell office:value-type="float" office:value="49.7075873197331" calcext:value-type="float">
            <text:p>49.7075873197331</text:p>
          </table:table-cell>
          <table:table-cell table:formula="of:=LOG10([.E23]/[.E22])/LOG10([.D23]/[.D22])" office:value-type="float" office:value="0.425841598803348" calcext:value-type="float">
            <text:p>0.425841598803348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2]*(3-[.G22])/([.G22]*(3-[.F22]))*[.$D$23]^[.G22]/[.D22]^[.F22]*[.E22]/[.$E$23]*[.D22]^([.F22]-3)/(0.085090269)^([.G22]-3)" office:value-type="float" office:value="1.80199181650066" calcext:value-type="float">
            <text:p>1.80199181650066</text:p>
          </table:table-cell>
          <table:table-cell table:formula="of:=LOG10([.D22])" office:value-type="float" office:value="-1.16291116578492" calcext:value-type="float">
            <text:p>-1.16291116578492</text:p>
          </table:table-cell>
          <table:table-cell table:formula="of:=LOG10([.H22])" office:value-type="float" office:value="0.255752814358539" calcext:value-type="float">
            <text:p>0.255752814358539</text:p>
          </table:table-cell>
          <table:table-cell table:formula="of:=([.D22]/0.0855293879705302)^ -3.44479567985411" office:value-type="float" office:value="2.12494150999358" calcext:value-type="float">
            <text:p>2.12494150999358</text:p>
          </table:table-cell>
          <table:table-cell table:formula="of:= 0.00921624902003821/( ([.D22]/0.346681782684812)^3.60486296421154 + [.D22]^2.32993070045899)" office:value-type="float" office:value="1.88912094915871" calcext:value-type="float">
            <text:p>1.88912094915871</text:p>
          </table:table-cell>
          <table:table-cell table:formula="of:=([.D22]/0.346681782684812)^3.60486296421154" office:value-type="float" office:value="0.00292651147145064" calcext:value-type="float">
            <text:p>0.002926511471451</text:p>
          </table:table-cell>
          <table:table-cell table:formula="of:=[.D22]^2.32993070045899" office:value-type="float" office:value="0.00195207982475119" calcext:value-type="float">
            <text:p>0.001952079824751</text:p>
          </table:table-cell>
          <table:table-cell table:formula="of:=[.M22]/[.N22]" office:value-type="float" office:value="1.49917612709493" calcext:value-type="float">
            <text:p>1.49917612709493</text:p>
          </table:table-cell>
        </table:table-row>
        <table:table-row table:style-name="ro1">
          <table:table-cell table:style-name="ce1" office:value-type="float" office:value="0.0540428878269559" calcext:value-type="float">
            <text:p>0.054042887826956</text:p>
          </table:table-cell>
          <table:table-cell table:style-name="ce1" office:value-type="float" office:value="43.8970091889745" calcext:value-type="float">
            <text:p>43.8970091889745</text:p>
          </table:table-cell>
          <table:table-cell table:style-name="ce1" table:formula="of:=100-[.B23]" office:value-type="float" office:value="56.1029908110255" calcext:value-type="float">
            <text:p>56.1029908110255</text:p>
          </table:table-cell>
          <table:table-cell table:style-name="ce1" office:value-type="float" office:value="0.0778697960000193" calcext:value-type="float">
            <text:p>0.077869796000019</text:p>
          </table:table-cell>
          <table:table-cell table:style-name="ce1" office:value-type="float" office:value="52.4248808897808" calcext:value-type="float">
            <text:p>52.4248808897808</text:p>
          </table:table-cell>
          <table:table-cell table:style-name="ce1" table:formula="of:=LOG10([.E24]/[.E23])/LOG10([.D24]/[.D23])" office:value-type="float" office:value="0.412253152477171" calcext:value-type="float">
            <text:p>0.412253152477171</text:p>
          </table:table-cell>
          <table:table-cell table:style-name="ce1" table:formula="of:=LOG10([.$E$24]/[.$E$23])/LOG10([.$D$24]/[.$D$23])" office:value-type="float" office:value="0.412253152477171" calcext:value-type="float">
            <text:p>0.412253152477171</text:p>
          </table:table-cell>
          <table:table-cell table:style-name="ce3" table:formula="of:=[.F23]*(3-[.G23])/([.G23]*(3-[.F23]))*[.$D$23]^[.G23]/[.D23]^[.F23]*[.E23]/[.$E$23]*[.D23]^([.F23]-3)/(0.085090269)^([.G23]-3)" office:value-type="float" office:value="1.25792965555837" calcext:value-type="float">
            <text:p>1.25792965555837</text:p>
          </table:table-cell>
          <table:table-cell table:style-name="ce1" table:formula="of:=LOG10([.D23])" office:value-type="float" office:value="-1.10863096304858" calcext:value-type="float">
            <text:p>-1.10863096304858</text:p>
          </table:table-cell>
          <table:table-cell table:style-name="ce1" table:formula="of:=LOG10([.H23])" office:value-type="float" office:value="0.0996563556903199" calcext:value-type="float">
            <text:p>0.09965635569032</text:p>
          </table:table-cell>
          <table:table-cell table:formula="of:=([.D23]/0.0855293879705302)^ -3.44479567985411" office:value-type="float" office:value="1.38153780139602" calcext:value-type="float">
            <text:p>1.38153780139602</text:p>
          </table:table-cell>
          <table:table-cell table:formula="of:= 0.00921624902003821/( ([.D23]/0.346681782684812)^3.60486296421154 + [.D23]^2.32993070045899)" office:value-type="float" office:value="1.27929126690881" calcext:value-type="float">
            <text:p>1.27929126690881</text:p>
          </table:table-cell>
          <table:table-cell table:formula="of:=([.D23]/0.346681782684812)^3.60486296421154" office:value-type="float" office:value="0.00459222251310474" calcext:value-type="float">
            <text:p>0.004592222513105</text:p>
          </table:table-cell>
          <table:table-cell table:formula="of:=[.D23]^2.32993070045899" office:value-type="float" office:value="0.00261196097382527" calcext:value-type="float">
            <text:p>0.002611960973825</text:p>
          </table:table-cell>
          <table:table-cell table:formula="of:=[.M23]/[.N23]" office:value-type="float" office:value="1.75815127374562" calcext:value-type="float">
            <text:p>1.75815127374562</text:p>
          </table:table-cell>
        </table:table-row>
        <table:table-row table:style-name="ro1">
          <table:table-cell table:style-name="ce1" office:value-type="float" office:value="0.048155933590968" calcext:value-type="float">
            <text:p>0.048155933590968</text:p>
          </table:table-cell>
          <table:table-cell table:style-name="ce1" office:value-type="float" office:value="41.1181012805662" calcext:value-type="float">
            <text:p>41.1181012805662</text:p>
          </table:table-cell>
          <table:table-cell table:style-name="ce1" table:formula="of:=100-[.B24]" office:value-type="float" office:value="58.8818987194338" calcext:value-type="float">
            <text:p>58.8818987194338</text:p>
          </table:table-cell>
          <table:table-cell table:style-name="ce1" office:value-type="float" office:value="0.0878129534500794" calcext:value-type="float">
            <text:p>0.087812953450079</text:p>
          </table:table-cell>
          <table:table-cell table:style-name="ce1" office:value-type="float" office:value="55.0874612212659" calcext:value-type="float">
            <text:p>55.0874612212659</text:p>
          </table:table-cell>
          <table:table-cell table:style-name="ce1" table:formula="of:=LOG10([.E25]/[.E24])/LOG10([.D25]/[.D24])" office:value-type="float" office:value="0.398345155483838" calcext:value-type="float">
            <text:p>0.398345155483838</text:p>
          </table:table-cell>
          <table:table-cell table:style-name="ce1" table:formula="of:=LOG10([.$E$24]/[.$E$23])/LOG10([.$D$24]/[.$D$23])" office:value-type="float" office:value="0.412253152477171" calcext:value-type="float">
            <text:p>0.412253152477171</text:p>
          </table:table-cell>
          <table:table-cell table:style-name="ce3" table:formula="of:=[.F24]*(3-[.G24])/([.G24]*(3-[.F24]))*[.$D$23]^[.G24]/[.D24]^[.F24]*[.E24]/[.$E$23]*[.D24]^([.F24]-3)/(0.085090269)^([.G24]-3)" office:value-type="float" office:value="0.885871403772289" calcext:value-type="float">
            <text:p>0.885871403772289</text:p>
          </table:table-cell>
          <table:table-cell table:style-name="ce1" table:formula="of:=LOG10([.D24])" office:value-type="float" office:value="-1.05644141579152" calcext:value-type="float">
            <text:p>-1.05644141579152</text:p>
          </table:table-cell>
          <table:table-cell table:style-name="ce1" table:formula="of:=LOG10([.H24])" office:value-type="float" office:value="-0.0526293172613519" calcext:value-type="float">
            <text:p>-0.052629317261352</text:p>
          </table:table-cell>
          <table:table-cell table:formula="of:=([.D24]/0.0855293879705302)^ -3.44479567985411" office:value-type="float" office:value="0.913230579878812" calcext:value-type="float">
            <text:p>0.913230579878812</text:p>
          </table:table-cell>
          <table:table-cell table:formula="of:= 0.00921624902003821/( ([.D24]/0.346681782684812)^3.60486296421154 + [.D24]^2.32993070045899)" office:value-type="float" office:value="0.874574553143805" calcext:value-type="float">
            <text:p>0.874574553143805</text:p>
          </table:table-cell>
          <table:table-cell table:formula="of:=([.D24]/0.346681782684812)^3.60486296421154" office:value-type="float" office:value="0.00708205164343899" calcext:value-type="float">
            <text:p>0.007082051643439</text:p>
          </table:table-cell>
          <table:table-cell table:formula="of:=[.D24]^2.32993070045899" office:value-type="float" office:value="0.00345592820848886" calcext:value-type="float">
            <text:p>0.003455928208489</text:p>
          </table:table-cell>
          <table:table-cell table:formula="of:=[.M24]/[.N24]" office:value-type="float" office:value="2.04924732696797" calcext:value-type="float">
            <text:p>2.04924732696797</text:p>
          </table:table-cell>
        </table:table-row>
        <table:table-row table:style-name="ro1">
          <table:table-cell office:value-type="float" office:value="0.0424992231737818" calcext:value-type="float">
            <text:p>0.042499223173782</text:p>
          </table:table-cell>
          <table:table-cell office:value-type="float" office:value="38.2089250804786" calcext:value-type="float">
            <text:p>38.2089250804786</text:p>
          </table:table-cell>
          <table:table-cell table:formula="of:=100-[.B25]" office:value-type="float" office:value="61.7910749195214" calcext:value-type="float">
            <text:p>61.7910749195214</text:p>
          </table:table-cell>
          <table:table-cell office:value-type="float" office:value="0.0985504263148919" calcext:value-type="float">
            <text:p>0.098550426314892</text:p>
          </table:table-cell>
          <table:table-cell office:value-type="float" office:value="57.6779504306929" calcext:value-type="float">
            <text:p>57.6779504306929</text:p>
          </table:table-cell>
          <table:table-cell table:formula="of:=LOG10([.E26]/[.E25])/LOG10([.D26]/[.D25])" office:value-type="float" office:value="0.384193623174477" calcext:value-type="float">
            <text:p>0.384193623174477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5]*(3-[.G25])/([.G25]*(3-[.F25]))*[.$D$23]^[.G25]/[.D25]^[.F25]*[.E25]/[.$E$23]*[.D25]^([.F25]-3)/(0.085090269)^([.G25]-3)" office:value-type="float" office:value="0.629452079279577" calcext:value-type="float">
            <text:p>0.629452079279577</text:p>
          </table:table-cell>
          <table:table-cell table:formula="of:=LOG10([.D25])" office:value-type="float" office:value="-1.00634149268535" calcext:value-type="float">
            <text:p>-1.00634149268535</text:p>
          </table:table-cell>
          <table:table-cell table:formula="of:=LOG10([.H25])" office:value-type="float" office:value="-0.201037327504705" calcext:value-type="float">
            <text:p>-0.201037327504705</text:p>
          </table:table-cell>
          <table:table-cell table:formula="of:=([.D25]/0.0855293879705302)^ -3.44479567985411" office:value-type="float" office:value="0.613756983809294" calcext:value-type="float">
            <text:p>0.613756983809294</text:p>
          </table:table-cell>
          <table:table-cell table:formula="of:= 0.00921624902003821/( ([.D25]/0.346681782684812)^3.60486296421154 + [.D25]^2.32993070045899)" office:value-type="float" office:value="0.604120726865397" calcext:value-type="float">
            <text:p>0.604120726865397</text:p>
          </table:table-cell>
          <table:table-cell table:formula="of:=([.D25]/0.346681782684812)^3.60486296421154" office:value-type="float" office:value="0.0107340211504921" calcext:value-type="float">
            <text:p>0.010734021150492</text:p>
          </table:table-cell>
          <table:table-cell table:formula="of:=[.D25]^2.32993070045899" office:value-type="float" office:value="0.00452161999901555" calcext:value-type="float">
            <text:p>0.004521619999016</text:p>
          </table:table-cell>
          <table:table-cell table:formula="of:=[.M25]/[.N25]" office:value-type="float" office:value="2.37393260663857" calcext:value-type="float">
            <text:p>2.37393260663857</text:p>
          </table:table-cell>
        </table:table-row>
        <table:table-row table:style-name="ro1">
          <table:table-cell office:value-type="float" office:value="0.0371454530421378" calcext:value-type="float">
            <text:p>0.037145453042138</text:p>
          </table:table-cell>
          <table:table-cell office:value-type="float" office:value="35.6150479687852" calcext:value-type="float">
            <text:p>35.6150479687852</text:p>
          </table:table-cell>
          <table:table-cell table:formula="of:=100-[.B26]" office:value-type="float" office:value="64.3849520312148" calcext:value-type="float">
            <text:p>64.3849520312148</text:p>
          </table:table-cell>
          <table:table-cell office:value-type="float" office:value="0.112206724061769" calcext:value-type="float">
            <text:p>0.112206724061769</text:p>
          </table:table-cell>
          <table:table-cell office:value-type="float" office:value="60.6265864834011" calcext:value-type="float">
            <text:p>60.6265864834011</text:p>
          </table:table-cell>
          <table:table-cell table:formula="of:=LOG10([.E27]/[.E26])/LOG10([.D27]/[.D26])" office:value-type="float" office:value="0.337489747740302" calcext:value-type="float">
            <text:p>0.33748974774030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6]*(3-[.G26])/([.G26]*(3-[.F26]))*[.$D$23]^[.G26]/[.D26]^[.F26]*[.E26]/[.$E$23]*[.D26]^([.F26]-3)/(0.085090269)^([.G26]-3)" office:value-type="float" office:value="0.386865124048888" calcext:value-type="float">
            <text:p>0.386865124048888</text:p>
          </table:table-cell>
          <table:table-cell table:formula="of:=LOG10([.D26])" office:value-type="float" office:value="-0.949981116917448" calcext:value-type="float">
            <text:p>-0.949981116917448</text:p>
          </table:table-cell>
          <table:table-cell table:formula="of:=LOG10([.H26])" office:value-type="float" office:value="-0.412440420229195" calcext:value-type="float">
            <text:p>-0.412440420229195</text:p>
          </table:table-cell>
          <table:table-cell table:formula="of:=([.D26]/0.0855293879705302)^ -3.44479567985411" office:value-type="float" office:value="0.392506151849047" calcext:value-type="float">
            <text:p>0.392506151849047</text:p>
          </table:table-cell>
          <table:table-cell table:formula="of:= 0.00921624902003821/( ([.D26]/0.346681782684812)^3.60486296421154 + [.D26]^2.32993070045899)" office:value-type="float" office:value="0.396313110662478" calcext:value-type="float">
            <text:p>0.396313110662478</text:p>
          </table:table-cell>
          <table:table-cell table:formula="of:=([.D26]/0.346681782684812)^3.60486296421154" office:value-type="float" office:value="0.0171369637454096" calcext:value-type="float">
            <text:p>0.01713696374541</text:p>
          </table:table-cell>
          <table:table-cell table:formula="of:=[.D26]^2.32993070045899" office:value-type="float" office:value="0.00611800504588856" calcext:value-type="float">
            <text:p>0.006118005045889</text:p>
          </table:table-cell>
          <table:table-cell table:formula="of:=[.M26]/[.N26]" office:value-type="float" office:value="2.80107054781297" calcext:value-type="float">
            <text:p>2.80107054781297</text:p>
          </table:table-cell>
        </table:table-row>
        <table:table-row table:style-name="ro1">
          <table:table-cell office:value-type="float" office:value="0.0330989540408917" calcext:value-type="float">
            <text:p>0.033098954040892</text:p>
          </table:table-cell>
          <table:table-cell office:value-type="float" office:value="32.8807708128992" calcext:value-type="float">
            <text:p>32.8807708128992</text:p>
          </table:table-cell>
          <table:table-cell table:formula="of:=100-[.B27]" office:value-type="float" office:value="67.1192291871008" calcext:value-type="float">
            <text:p>67.1192291871008</text:p>
          </table:table-cell>
          <table:table-cell office:value-type="float" office:value="0.127759476997186" calcext:value-type="float">
            <text:p>0.127759476997186</text:p>
          </table:table-cell>
          <table:table-cell office:value-type="float" office:value="63.3415731364729" calcext:value-type="float">
            <text:p>63.3415731364729</text:p>
          </table:table-cell>
          <table:table-cell table:formula="of:=LOG10([.E28]/[.E27])/LOG10([.D28]/[.D27])" office:value-type="float" office:value="0.340527139943474" calcext:value-type="float">
            <text:p>0.340527139943474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7]*(3-[.G27])/([.G27]*(3-[.F27]))*[.$D$23]^[.G27]/[.D27]^[.F27]*[.E27]/[.$E$23]*[.D27]^([.F27]-3)/(0.085090269)^([.G27]-3)" office:value-type="float" office:value="0.276598266792653" calcext:value-type="float">
            <text:p>0.276598266792653</text:p>
          </table:table-cell>
          <table:table-cell table:formula="of:=LOG10([.D27])" office:value-type="float" office:value="-0.893606874716326" calcext:value-type="float">
            <text:p>-0.893606874716326</text:p>
          </table:table-cell>
          <table:table-cell table:formula="of:=LOG10([.H27])" office:value-type="float" office:value="-0.558150545574304" calcext:value-type="float">
            <text:p>-0.558150545574304</text:p>
          </table:table-cell>
          <table:table-cell table:formula="of:=([.D27]/0.0855293879705302)^ -3.44479567985411" office:value-type="float" office:value="0.250985551967354" calcext:value-type="float">
            <text:p>0.250985551967354</text:p>
          </table:table-cell>
          <table:table-cell table:formula="of:= 0.00921624902003821/( ([.D27]/0.346681782684812)^3.60486296421154 + [.D27]^2.32993070045899)" office:value-type="float" office:value="0.258584943933866" calcext:value-type="float">
            <text:p>0.258584943933866</text:p>
          </table:table-cell>
          <table:table-cell table:formula="of:=([.D27]/0.346681782684812)^3.60486296421154" office:value-type="float" office:value="0.0273624698346008" calcext:value-type="float">
            <text:p>0.027362469834601</text:p>
          </table:table-cell>
          <table:table-cell table:formula="of:=[.D27]^2.32993070045899" office:value-type="float" office:value="0.00827861923977042" calcext:value-type="float">
            <text:p>0.00827861923977</text:p>
          </table:table-cell>
          <table:table-cell table:formula="of:=[.M27]/[.N27]" office:value-type="float" office:value="3.30519728497135" calcext:value-type="float">
            <text:p>3.30519728497135</text:p>
          </table:table-cell>
        </table:table-row>
        <table:table-row table:style-name="ro1">
          <table:table-cell office:value-type="float" office:value="0.0294943645807943" calcext:value-type="float">
            <text:p>0.029494364580794</text:p>
          </table:table-cell>
          <table:table-cell office:value-type="float" office:value="29.8741284657866" calcext:value-type="float">
            <text:p>29.8741284657866</text:p>
          </table:table-cell>
          <table:table-cell table:formula="of:=100-[.B28]" office:value-type="float" office:value="70.1258715342134" calcext:value-type="float">
            <text:p>70.1258715342134</text:p>
          </table:table-cell>
          <table:table-cell office:value-type="float" office:value="0.145465039759366" calcext:value-type="float">
            <text:p>0.145465039759366</text:p>
          </table:table-cell>
          <table:table-cell office:value-type="float" office:value="66.2037864789212" calcext:value-type="float">
            <text:p>66.2037864789212</text:p>
          </table:table-cell>
          <table:table-cell table:formula="of:=LOG10([.E29]/[.E28])/LOG10([.D29]/[.D28])" office:value-type="float" office:value="0.300043807782194" calcext:value-type="float">
            <text:p>0.300043807782194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8]*(3-[.G28])/([.G28]*(3-[.F28]))*[.$D$23]^[.G28]/[.D28]^[.F28]*[.E28]/[.$E$23]*[.D28]^([.F28]-3)/(0.085090269)^([.G28]-3)" office:value-type="float" office:value="0.169988173316212" calcext:value-type="float">
            <text:p>0.169988173316212</text:p>
          </table:table-cell>
          <table:table-cell table:formula="of:=LOG10([.D28])" office:value-type="float" office:value="-0.83724137000419" calcext:value-type="float">
            <text:p>-0.83724137000419</text:p>
          </table:table-cell>
          <table:table-cell table:formula="of:=LOG10([.H28])" office:value-type="float" office:value="-0.769581292987481" calcext:value-type="float">
            <text:p>-0.769581292987481</text:p>
          </table:table-cell>
          <table:table-cell table:formula="of:=([.D28]/0.0855293879705302)^ -3.44479567985411" office:value-type="float" office:value="0.160502231480684" calcext:value-type="float">
            <text:p>0.160502231480684</text:p>
          </table:table-cell>
          <table:table-cell table:formula="of:= 0.00921624902003821/( ([.D28]/0.346681782684812)^3.60486296421154 + [.D28]^2.32993070045899)" office:value-type="float" office:value="0.167909971230876" calcext:value-type="float">
            <text:p>0.167909971230876</text:p>
          </table:table-cell>
          <table:table-cell table:formula="of:=([.D28]/0.346681782684812)^3.60486296421154" office:value-type="float" office:value="0.0436862952101092" calcext:value-type="float">
            <text:p>0.043686295210109</text:p>
          </table:table-cell>
          <table:table-cell table:formula="of:=[.D28]^2.32993070045899" office:value-type="float" office:value="0.0112017436149698" calcext:value-type="float">
            <text:p>0.01120174361497</text:p>
          </table:table-cell>
          <table:table-cell table:formula="of:=[.M28]/[.N28]" office:value-type="float" office:value="3.89995492770675" calcext:value-type="float">
            <text:p>3.89995492770675</text:p>
          </table:table-cell>
        </table:table-row>
        <table:table-row table:style-name="ro1">
          <table:table-cell office:value-type="float" office:value="0.0250446487849755" calcext:value-type="float">
            <text:p>0.025044648784976</text:p>
          </table:table-cell>
          <table:table-cell office:value-type="float" office:value="27.0334149904509" calcext:value-type="float">
            <text:p>27.0334149904509</text:p>
          </table:table-cell>
          <table:table-cell table:formula="of:=100-[.B29]" office:value-type="float" office:value="72.9665850095491" calcext:value-type="float">
            <text:p>72.9665850095491</text:p>
          </table:table-cell>
          <table:table-cell office:value-type="float" office:value="0.168035843630453" calcext:value-type="float">
            <text:p>0.168035843630453</text:p>
          </table:table-cell>
          <table:table-cell office:value-type="float" office:value="69.131911259623" calcext:value-type="float">
            <text:p>69.131911259623</text:p>
          </table:table-cell>
          <table:table-cell table:formula="of:=LOG10([.E30]/[.E29])/LOG10([.D30]/[.D29])" office:value-type="float" office:value="0.276822270144909" calcext:value-type="float">
            <text:p>0.276822270144909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29]*(3-[.G29])/([.G29]*(3-[.F29]))*[.$D$23]^[.G29]/[.D29]^[.F29]*[.E29]/[.$E$23]*[.D29]^([.F29]-3)/(0.085090269)^([.G29]-3)" office:value-type="float" office:value="0.105337165471716" calcext:value-type="float">
            <text:p>0.105337165471716</text:p>
          </table:table-cell>
          <table:table-cell table:formula="of:=LOG10([.D29])" office:value-type="float" office:value="-0.774598069282839" calcext:value-type="float">
            <text:p>-0.774598069282839</text:p>
          </table:table-cell>
          <table:table-cell table:formula="of:=LOG10([.H29])" office:value-type="float" office:value="-0.977418372294802" calcext:value-type="float">
            <text:p>-0.977418372294802</text:p>
          </table:table-cell>
          <table:table-cell table:formula="of:=([.D29]/0.0855293879705302)^ -3.44479567985411" office:value-type="float" office:value="0.0976534751930664" calcext:value-type="float">
            <text:p>0.097653475193066</text:p>
          </table:table-cell>
          <table:table-cell table:formula="of:= 0.00921624902003821/( ([.D29]/0.346681782684812)^3.60486296421154 + [.D29]^2.32993070045899)" office:value-type="float" office:value="0.103372632340276" calcext:value-type="float">
            <text:p>0.103372632340276</text:p>
          </table:table-cell>
          <table:table-cell table:formula="of:=([.D29]/0.346681782684812)^3.60486296421154" office:value-type="float" office:value="0.0734794219143194" calcext:value-type="float">
            <text:p>0.073479421914319</text:p>
          </table:table-cell>
          <table:table-cell table:formula="of:=[.D29]^2.32993070045899" office:value-type="float" office:value="0.0156761777002933" calcext:value-type="float">
            <text:p>0.015676177700293</text:p>
          </table:table-cell>
          <table:table-cell table:formula="of:=[.M29]/[.N29]" office:value-type="float" office:value="4.68733024842813" calcext:value-type="float">
            <text:p>4.68733024842813</text:p>
          </table:table-cell>
        </table:table-row>
        <table:table-row table:style-name="ro1">
          <table:table-cell office:value-type="float" office:value="0.0213687287022099" calcext:value-type="float">
            <text:p>0.02136872870221</text:p>
          </table:table-cell>
          <table:table-cell office:value-type="float" office:value="24.2948870610798" calcext:value-type="float">
            <text:p>24.2948870610798</text:p>
          </table:table-cell>
          <table:table-cell table:formula="of:=100-[.B30]" office:value-type="float" office:value="75.7051129389202" calcext:value-type="float">
            <text:p>75.7051129389202</text:p>
          </table:table-cell>
          <table:table-cell office:value-type="float" office:value="0.19411176280305" calcext:value-type="float">
            <text:p>0.19411176280305</text:p>
          </table:table-cell>
          <table:table-cell office:value-type="float" office:value="71.9484525505802" calcext:value-type="float">
            <text:p>71.9484525505802</text:p>
          </table:table-cell>
          <table:table-cell table:formula="of:=LOG10([.E31]/[.E30])/LOG10([.D31]/[.D30])" office:value-type="float" office:value="0.281624531049595" calcext:value-type="float">
            <text:p>0.281624531049595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0]*(3-[.G30])/([.G30]*(3-[.F30]))*[.$D$23]^[.G30]/[.D30]^[.F30]*[.E30]/[.$E$23]*[.D30]^([.F30]-3)/(0.085090269)^([.G30]-3)" office:value-type="float" office:value="0.0724787597268954" calcext:value-type="float">
            <text:p>0.072478759726895</text:p>
          </table:table-cell>
          <table:table-cell table:formula="of:=LOG10([.D30])" office:value-type="float" office:value="-0.711948146395924" calcext:value-type="float">
            <text:p>-0.711948146395924</text:p>
          </table:table-cell>
          <table:table-cell table:formula="of:=LOG10([.H30])" office:value-type="float" office:value="-1.13978924701411" calcext:value-type="float">
            <text:p>-1.13978924701411</text:p>
          </table:table-cell>
          <table:table-cell table:formula="of:=([.D30]/0.0855293879705302)^ -3.44479567985411" office:value-type="float" office:value="0.0594116370741741" calcext:value-type="float">
            <text:p>0.059411637074174</text:p>
          </table:table-cell>
          <table:table-cell table:formula="of:= 0.00921624902003821/( ([.D30]/0.346681782684812)^3.60486296421154 + [.D30]^2.32993070045899)" office:value-type="float" office:value="0.0633261249938107" calcext:value-type="float">
            <text:p>0.063326124993811</text:p>
          </table:table-cell>
          <table:table-cell table:formula="of:=([.D30]/0.346681782684812)^3.60486296421154" office:value-type="float" office:value="0.123597622731539" calcext:value-type="float">
            <text:p>0.123597622731539</text:p>
          </table:table-cell>
          <table:table-cell table:formula="of:=[.D30]^2.32993070045899" office:value-type="float" office:value="0.0219386629789636" calcext:value-type="float">
            <text:p>0.021938662978964</text:p>
          </table:table-cell>
          <table:table-cell table:formula="of:=[.M30]/[.N30]" office:value-type="float" office:value="5.63378100343002" calcext:value-type="float">
            <text:p>5.63378100343002</text:p>
          </table:table-cell>
        </table:table-row>
        <table:table-row table:style-name="ro1">
          <table:table-cell office:value-type="float" office:value="0.0180572611920483" calcext:value-type="float">
            <text:p>0.018057261192048</text:p>
          </table:table-cell>
          <table:table-cell office:value-type="float" office:value="21.6025237463292" calcext:value-type="float">
            <text:p>21.6025237463292</text:p>
          </table:table-cell>
          <table:table-cell table:formula="of:=100-[.B31]" office:value-type="float" office:value="78.3974762536708" calcext:value-type="float">
            <text:p>78.3974762536708</text:p>
          </table:table-cell>
          <table:table-cell office:value-type="float" office:value="0.222083419318477" calcext:value-type="float">
            <text:p>0.222083419318477</text:p>
          </table:table-cell>
          <table:table-cell office:value-type="float" office:value="74.7285290349147" calcext:value-type="float">
            <text:p>74.7285290349147</text:p>
          </table:table-cell>
          <table:table-cell table:formula="of:=LOG10([.E32]/[.E31])/LOG10([.D32]/[.D31])" office:value-type="float" office:value="0.212451410513992" calcext:value-type="float">
            <text:p>0.21245141051399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1]*(3-[.G31])/([.G31]*(3-[.F31]))*[.$D$23]^[.G31]/[.D31]^[.F31]*[.E31]/[.$E$23]*[.D31]^([.F31]-3)/(0.085090269)^([.G31]-3)" office:value-type="float" office:value="0.0369793281703586" calcext:value-type="float">
            <text:p>0.036979328170359</text:p>
          </table:table-cell>
          <table:table-cell table:formula="of:=LOG10([.D31])" office:value-type="float" office:value="-0.653483864537043" calcext:value-type="float">
            <text:p>-0.653483864537043</text:p>
          </table:table-cell>
          <table:table-cell table:formula="of:=LOG10([.H31])" office:value-type="float" office:value="-1.43204098324057" calcext:value-type="float">
            <text:p>-1.43204098324057</text:p>
          </table:table-cell>
          <table:table-cell table:formula="of:=([.D31]/0.0855293879705302)^ -3.44479567985411" office:value-type="float" office:value="0.037365776678416" calcext:value-type="float">
            <text:p>0.037365776678416</text:p>
          </table:table-cell>
          <table:table-cell table:formula="of:= 0.00921624902003821/( ([.D31]/0.346681782684812)^3.60486296421154 + [.D31]^2.32993070045899)" office:value-type="float" office:value="0.0399279186235623" calcext:value-type="float">
            <text:p>0.039927918623562</text:p>
          </table:table-cell>
          <table:table-cell table:formula="of:=([.D31]/0.346681782684812)^3.60486296421154" office:value-type="float" office:value="0.200800986478477" calcext:value-type="float">
            <text:p>0.200800986478477</text:p>
          </table:table-cell>
          <table:table-cell table:formula="of:=[.D31]^2.32993070045899" office:value-type="float" office:value="0.0300211885246426" calcext:value-type="float">
            <text:p>0.030021188524643</text:p>
          </table:table-cell>
          <table:table-cell table:formula="of:=[.M31]/[.N31]" office:value-type="float" office:value="6.68864213399319" calcext:value-type="float">
            <text:p>6.68864213399319</text:p>
          </table:table-cell>
        </table:table-row>
        <table:table-row table:style-name="ro1">
          <table:table-cell office:value-type="float" office:value="0.015185144104918" calcext:value-type="float">
            <text:p>0.015185144104918</text:p>
          </table:table-cell>
          <table:table-cell office:value-type="float" office:value="19.116648872728" calcext:value-type="float">
            <text:p>19.116648872728</text:p>
          </table:table-cell>
          <table:table-cell table:formula="of:=100-[.B32]" office:value-type="float" office:value="80.883351127272" calcext:value-type="float">
            <text:p>80.883351127272</text:p>
          </table:table-cell>
          <table:table-cell office:value-type="float" office:value="0.259044020108005" calcext:value-type="float">
            <text:p>0.259044020108005</text:p>
          </table:table-cell>
          <table:table-cell office:value-type="float" office:value="77.2129935126797" calcext:value-type="float">
            <text:p>77.2129935126797</text:p>
          </table:table-cell>
          <table:table-cell table:formula="of:=LOG10([.E33]/[.E32])/LOG10([.D33]/[.D32])" office:value-type="float" office:value="0.184097741288942" calcext:value-type="float">
            <text:p>0.184097741288942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2]*(3-[.G32])/([.G32]*(3-[.F32]))*[.$D$23]^[.G32]/[.D32]^[.F32]*[.E32]/[.$E$23]*[.D32]^([.F32]-3)/(0.085090269)^([.G32]-3)" office:value-type="float" office:value="0.0206530585988729" calcext:value-type="float">
            <text:p>0.020653058598873</text:p>
          </table:table-cell>
          <table:table-cell table:formula="of:=LOG10([.D32])" office:value-type="float" office:value="-0.586626428715872" calcext:value-type="float">
            <text:p>-0.586626428715872</text:p>
          </table:table-cell>
          <table:table-cell table:formula="of:=LOG10([.H32])" office:value-type="float" office:value="-1.68501562273645" calcext:value-type="float">
            <text:p>-1.68501562273645</text:p>
          </table:table-cell>
          <table:table-cell table:formula="of:=([.D32]/0.0855293879705302)^ -3.44479567985411" office:value-type="float" office:value="0.0219868902085961" calcext:value-type="float">
            <text:p>0.021986890208596</text:p>
          </table:table-cell>
          <table:table-cell table:formula="of:= 0.00921624902003821/( ([.D32]/0.346681782684812)^3.60486296421154 + [.D32]^2.32993070045899)" office:value-type="float" office:value="0.0234665610527032" calcext:value-type="float">
            <text:p>0.023466561052703</text:p>
          </table:table-cell>
          <table:table-cell table:formula="of:=([.D32]/0.346681782684812)^3.60486296421154" office:value-type="float" office:value="0.349766117547592" calcext:value-type="float">
            <text:p>0.349766117547592</text:p>
          </table:table-cell>
          <table:table-cell table:formula="of:=[.D32]^2.32993070045899" office:value-type="float" office:value="0.0429735343911638" calcext:value-type="float">
            <text:p>0.042973534391164</text:p>
          </table:table-cell>
          <table:table-cell table:formula="of:=[.M32]/[.N32]" office:value-type="float" office:value="8.13910520749512" calcext:value-type="float">
            <text:p>8.13910520749512</text:p>
          </table:table-cell>
        </table:table-row>
        <table:table-row table:style-name="ro1">
          <table:table-cell office:value-type="float" office:value="0.0127698651522076" calcext:value-type="float">
            <text:p>0.012769865152208</text:p>
          </table:table-cell>
          <table:table-cell office:value-type="float" office:value="16.6247774527757" calcext:value-type="float">
            <text:p>16.6247774527757</text:p>
          </table:table-cell>
          <table:table-cell table:formula="of:=100-[.B33]" office:value-type="float" office:value="83.3752225472243" calcext:value-type="float">
            <text:p>83.3752225472243</text:p>
          </table:table-cell>
          <table:table-cell office:value-type="float" office:value="0.30803890584547" calcext:value-type="float">
            <text:p>0.30803890584547</text:p>
          </table:table-cell>
          <table:table-cell office:value-type="float" office:value="79.7150699642405" calcext:value-type="float">
            <text:p>79.7150699642405</text:p>
          </table:table-cell>
          <table:table-cell table:formula="of:=LOG10([.E34]/[.E33])/LOG10([.D34]/[.D33])" office:value-type="float" office:value="0.186383374374223" calcext:value-type="float">
            <text:p>0.186383374374223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3]*(3-[.G33])/([.G33]*(3-[.F33]))*[.$D$23]^[.G33]/[.D33]^[.F33]*[.E33]/[.$E$23]*[.D33]^([.F33]-3)/(0.085090269)^([.G33]-3)" office:value-type="float" office:value="0.0128484216591201" calcext:value-type="float">
            <text:p>0.01284842165912</text:p>
          </table:table-cell>
          <table:table-cell table:formula="of:=LOG10([.D33])" office:value-type="float" office:value="-0.511394427892666" calcext:value-type="float">
            <text:p>-0.511394427892666</text:p>
          </table:table-cell>
          <table:table-cell table:formula="of:=LOG10([.H33])" office:value-type="float" office:value="-1.89115021916812" calcext:value-type="float">
            <text:p>-1.89115021916812</text:p>
          </table:table-cell>
          <table:table-cell table:formula="of:=([.D33]/0.0855293879705302)^ -3.44479567985411" office:value-type="float" office:value="0.0121061189372653" calcext:value-type="float">
            <text:p>0.012106118937265</text:p>
          </table:table-cell>
          <table:table-cell table:formula="of:= 0.00921624902003821/( ([.D33]/0.346681782684812)^3.60486296421154 + [.D33]^2.32993070045899)" office:value-type="float" office:value="0.012846030438178" calcext:value-type="float">
            <text:p>0.012846030438178</text:p>
          </table:table-cell>
          <table:table-cell table:formula="of:=([.D33]/0.346681782684812)^3.60486296421154" office:value-type="float" office:value="0.653098655660693" calcext:value-type="float">
            <text:p>0.653098655660693</text:p>
          </table:table-cell>
          <table:table-cell table:formula="of:=[.D33]^2.32993070045899" office:value-type="float" office:value="0.0643407949456022" calcext:value-type="float">
            <text:p>0.064340794945602</text:p>
          </table:table-cell>
          <table:table-cell table:formula="of:=[.M33]/[.N33]" office:value-type="float" office:value="10.1506152700299" calcext:value-type="float">
            <text:p>10.1506152700299</text:p>
          </table:table-cell>
        </table:table-row>
        <table:table-row table:style-name="ro1">
          <table:table-cell office:value-type="float" office:value="0.0107379890528269" calcext:value-type="float">
            <text:p>0.010737989052827</text:p>
          </table:table-cell>
          <table:table-cell office:value-type="float" office:value="14.65100763756" calcext:value-type="float">
            <text:p>14.65100763756</text:p>
          </table:table-cell>
          <table:table-cell table:formula="of:=100-[.B34]" office:value-type="float" office:value="85.34899236244" calcext:value-type="float">
            <text:p>85.34899236244</text:p>
          </table:table-cell>
          <table:table-cell office:value-type="float" office:value="0.366294873918129" calcext:value-type="float">
            <text:p>0.366294873918129</text:p>
          </table:table-cell>
          <table:table-cell office:value-type="float" office:value="82.3305792671413" calcext:value-type="float">
            <text:p>82.3305792671413</text:p>
          </table:table-cell>
          <table:table-cell table:formula="of:=LOG10([.E35]/[.E34])/LOG10([.D35]/[.D34])" office:value-type="float" office:value="0.155029925359593" calcext:value-type="float">
            <text:p>0.155029925359593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4]*(3-[.G34])/([.G34]*(3-[.F34]))*[.$D$23]^[.G34]/[.D34]^[.F34]*[.E34]/[.$E$23]*[.D34]^([.F34]-3)/(0.085090269)^([.G34]-3)" office:value-type="float" office:value="0.00649217623230458" calcext:value-type="float">
            <text:p>0.006492176232305</text:p>
          </table:table-cell>
          <table:table-cell table:formula="of:=LOG10([.D34])" office:value-type="float" office:value="-0.436169158989421" calcext:value-type="float">
            <text:p>-0.436169158989421</text:p>
          </table:table-cell>
          <table:table-cell table:formula="of:=LOG10([.H34])" office:value-type="float" office:value="-2.1876096996162" calcext:value-type="float">
            <text:p>-2.1876096996162</text:p>
          </table:table-cell>
          <table:table-cell table:formula="of:=([.D34]/0.0855293879705302)^ -3.44479567985411" office:value-type="float" office:value="0.00666606056280514" calcext:value-type="float">
            <text:p>0.006666060562805</text:p>
          </table:table-cell>
          <table:table-cell table:formula="of:= 0.00921624902003821/( ([.D34]/0.346681782684812)^3.60486296421154 + [.D34]^2.32993070045899)" office:value-type="float" office:value="0.00700453204534706" calcext:value-type="float">
            <text:p>0.007004532045347</text:p>
          </table:table-cell>
          <table:table-cell table:formula="of:=([.D34]/0.346681782684812)^3.60486296421154" office:value-type="float" office:value="1.2194263511305" calcext:value-type="float">
            <text:p>1.2194263511305</text:p>
          </table:table-cell>
          <table:table-cell table:formula="of:=[.D34]^2.32993070045899" office:value-type="float" office:value="0.0963287857398223" calcext:value-type="float">
            <text:p>0.096328785739822</text:p>
          </table:table-cell>
          <table:table-cell table:formula="of:=[.M34]/[.N34]" office:value-type="float" office:value="12.6590026207129" calcext:value-type="float">
            <text:p>12.6590026207129</text:p>
          </table:table-cell>
        </table:table-row>
        <table:table-row table:style-name="ro1">
          <table:table-cell office:value-type="float" office:value="0.00902911643559633" calcext:value-type="float">
            <text:p>0.009029116435596</text:p>
          </table:table-cell>
          <table:table-cell office:value-type="float" office:value="12.9190185712213" calcext:value-type="float">
            <text:p>12.9190185712213</text:p>
          </table:table-cell>
          <table:table-cell table:formula="of:=100-[.B35]" office:value-type="float" office:value="87.0809814287787" calcext:value-type="float">
            <text:p>87.0809814287787</text:p>
          </table:table-cell>
          <table:table-cell office:value-type="float" office:value="0.435590409221425" calcext:value-type="float">
            <text:p>0.435590409221425</text:p>
          </table:table-cell>
          <table:table-cell office:value-type="float" office:value="84.5720349114709" calcext:value-type="float">
            <text:p>84.5720349114709</text:p>
          </table:table-cell>
          <table:table-cell table:formula="of:=LOG10([.E36]/[.E35])/LOG10([.D36]/[.D35])" office:value-type="float" office:value="0.11840205723006" calcext:value-type="float">
            <text:p>0.1184020572300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5]*(3-[.G35])/([.G35]*(3-[.F35]))*[.$D$23]^[.G35]/[.D35]^[.F35]*[.E35]/[.$E$23]*[.D35]^([.F35]-3)/(0.085090269)^([.G35]-3)" office:value-type="float" office:value="0.00299020892494738" calcext:value-type="float">
            <text:p>0.002990208924947</text:p>
          </table:table-cell>
          <table:table-cell table:formula="of:=LOG10([.D35])" office:value-type="float" office:value="-0.360921691055993" calcext:value-type="float">
            <text:p>-0.360921691055993</text:p>
          </table:table-cell>
          <table:table-cell table:formula="of:=LOG10([.H35])" office:value-type="float" office:value="-2.52429846659801" calcext:value-type="float">
            <text:p>-2.52429846659801</text:p>
          </table:table-cell>
          <table:table-cell table:formula="of:=([.D35]/0.0855293879705302)^ -3.44479567985411" office:value-type="float" office:value="0.00366992427009881" calcext:value-type="float">
            <text:p>0.003669924270099</text:p>
          </table:table-cell>
          <table:table-cell table:formula="of:= 0.00921624902003821/( ([.D35]/0.346681782684812)^3.60486296421154 + [.D35]^2.32993070045899)" office:value-type="float" office:value="0.00380601448129777" calcext:value-type="float">
            <text:p>0.003806014481298</text:p>
          </table:table-cell>
          <table:table-cell table:formula="of:=([.D35]/0.346681782684812)^3.60486296421154" office:value-type="float" office:value="2.2772587840746" calcext:value-type="float">
            <text:p>2.2772587840746</text:p>
          </table:table-cell>
          <table:table-cell table:formula="of:=[.D35]^2.32993070045899" office:value-type="float" office:value="0.144237262597208" calcext:value-type="float">
            <text:p>0.144237262597208</text:p>
          </table:table-cell>
          <table:table-cell table:formula="of:=[.M35]/[.N35]" office:value-type="float" office:value="15.7882834370893" calcext:value-type="float">
            <text:p>15.7882834370893</text:p>
          </table:table-cell>
        </table:table-row>
        <table:table-row table:style-name="ro1">
          <table:table-cell office:value-type="float" office:value="0.0075921760312532" calcext:value-type="float">
            <text:p>0.007592176031253</text:p>
          </table:table-cell>
          <table:table-cell office:value-type="float" office:value="11.2086170717467" calcext:value-type="float">
            <text:p>11.2086170717467</text:p>
          </table:table-cell>
          <table:table-cell table:formula="of:=100-[.B36]" office:value-type="float" office:value="88.7913829282533" calcext:value-type="float">
            <text:p>88.7913829282533</text:p>
          </table:table-cell>
          <table:table-cell office:value-type="float" office:value="0.518029785192508" calcext:value-type="float">
            <text:p>0.518029785192508</text:p>
          </table:table-cell>
          <table:table-cell office:value-type="float" office:value="86.3256115446736" calcext:value-type="float">
            <text:p>86.3256115446736</text:p>
          </table:table-cell>
          <table:table-cell table:formula="of:=LOG10([.E37]/[.E36])/LOG10([.D37]/[.D36])" office:value-type="float" office:value="0.104967064954033" calcext:value-type="float">
            <text:p>0.104967064954033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6]*(3-[.G36])/([.G36]*(3-[.F36]))*[.$D$23]^[.G36]/[.D36]^[.F36]*[.E36]/[.$E$23]*[.D36]^([.F36]-3)/(0.085090269)^([.G36]-3)" office:value-type="float" office:value="0.00160124885518131" calcext:value-type="float">
            <text:p>0.001601248855181</text:p>
          </table:table-cell>
          <table:table-cell table:formula="of:=LOG10([.D36])" office:value-type="float" office:value="-0.285645268878582" calcext:value-type="float">
            <text:p>-0.285645268878582</text:p>
          </table:table-cell>
          <table:table-cell table:formula="of:=LOG10([.H36])" office:value-type="float" office:value="-2.79554116774757" calcext:value-type="float">
            <text:p>-2.79554116774757</text:p>
          </table:table-cell>
          <table:table-cell table:formula="of:=([.D36]/0.0855293879705302)^ -3.44479567985411" office:value-type="float" office:value="0.00201997134495402" calcext:value-type="float">
            <text:p>0.002019971344954</text:p>
          </table:table-cell>
          <table:table-cell table:formula="of:= 0.00921624902003821/( ([.D36]/0.346681782684812)^3.60486296421154 + [.D36]^2.32993070045899)" office:value-type="float" office:value="0.00206190583636944" calcext:value-type="float">
            <text:p>0.002061905836369</text:p>
          </table:table-cell>
          <table:table-cell table:formula="of:=([.D36]/0.346681782684812)^3.60486296421154" office:value-type="float" office:value="4.25376577169224" calcext:value-type="float">
            <text:p>4.25376577169224</text:p>
          </table:table-cell>
          <table:table-cell table:formula="of:=[.D36]^2.32993070045899" office:value-type="float" office:value="0.216006250616016" calcext:value-type="float">
            <text:p>0.216006250616016</text:p>
          </table:table-cell>
          <table:table-cell table:formula="of:=[.M36]/[.N36]" office:value-type="float" office:value="19.6927901834376" calcext:value-type="float">
            <text:p>19.6927901834376</text:p>
          </table:table-cell>
        </table:table-row>
        <table:table-row table:style-name="ro1">
          <table:table-cell office:value-type="float" office:value="0.00638373246461129" calcext:value-type="float">
            <text:p>0.006383732464611</text:p>
          </table:table-cell>
          <table:table-cell office:value-type="float" office:value="9.71063723021409" calcext:value-type="float">
            <text:p>9.71063723021409</text:p>
          </table:table-cell>
          <table:table-cell table:formula="of:=100-[.B37]" office:value-type="float" office:value="90.2893627697859" calcext:value-type="float">
            <text:p>90.2893627697859</text:p>
          </table:table-cell>
          <table:table-cell office:value-type="float" office:value="0.616085725364177" calcext:value-type="float">
            <text:p>0.616085725364177</text:p>
          </table:table-cell>
          <table:table-cell office:value-type="float" office:value="87.9108051563369" calcext:value-type="float">
            <text:p>87.9108051563369</text:p>
          </table:table-cell>
          <table:table-cell table:formula="of:=LOG10([.E38]/[.E37])/LOG10([.D38]/[.D37])" office:value-type="float" office:value="0.100973122822921" calcext:value-type="float">
            <text:p>0.100973122822921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7]*(3-[.G37])/([.G37]*(3-[.F37]))*[.$D$23]^[.G37]/[.D37]^[.F37]*[.E37]/[.$E$23]*[.D37]^([.F37]-3)/(0.085090269)^([.G37]-3)" office:value-type="float" office:value="0.000931228334564486" calcext:value-type="float">
            <text:p>0.000931228334564</text:p>
          </table:table-cell>
          <table:table-cell table:formula="of:=LOG10([.D37])" office:value-type="float" office:value="-0.210358853643513" calcext:value-type="float">
            <text:p>-0.210358853643513</text:p>
          </table:table-cell>
          <table:table-cell table:formula="of:=LOG10([.H37])" office:value-type="float" office:value="-3.03094381817766" calcext:value-type="float">
            <text:p>-3.03094381817766</text:p>
          </table:table-cell>
          <table:table-cell table:formula="of:=([.D37]/0.0855293879705302)^ -3.44479567985411" office:value-type="float" office:value="0.00111172888761765" calcext:value-type="float">
            <text:p>0.001111728887618</text:p>
          </table:table-cell>
          <table:table-cell table:formula="of:= 0.00921624902003821/( ([.D37]/0.346681782684812)^3.60486296421154 + [.D37]^2.32993070045899)" office:value-type="float" office:value="0.00111443164071011" calcext:value-type="float">
            <text:p>0.00111443164071</text:p>
          </table:table-cell>
          <table:table-cell table:formula="of:=([.D37]/0.346681782684812)^3.60486296421154" office:value-type="float" office:value="7.94640658457402" calcext:value-type="float">
            <text:p>7.94640658457402</text:p>
          </table:table-cell>
          <table:table-cell table:formula="of:=[.D37]^2.32993070045899" office:value-type="float" office:value="0.323503101555888" calcext:value-type="float">
            <text:p>0.323503101555888</text:p>
          </table:table-cell>
          <table:table-cell table:formula="of:=[.M37]/[.N37]" office:value-type="float" office:value="24.5636179262448" calcext:value-type="float">
            <text:p>24.5636179262448</text:p>
          </table:table-cell>
        </table:table-row>
        <table:table-row table:style-name="ro1">
          <table:table-cell office:value-type="float" office:value="0.00536747295939949" calcext:value-type="float">
            <text:p>0.005367472959399</text:p>
          </table:table-cell>
          <table:table-cell office:value-type="float" office:value="8.4354410787182" calcext:value-type="float">
            <text:p>8.4354410787182</text:p>
          </table:table-cell>
          <table:table-cell table:formula="of:=100-[.B38]" office:value-type="float" office:value="91.5645589212818" calcext:value-type="float">
            <text:p>91.5645589212818</text:p>
          </table:table-cell>
          <table:table-cell office:value-type="float" office:value="0.732705596850257" calcext:value-type="float">
            <text:p>0.732705596850257</text:p>
          </table:table-cell>
          <table:table-cell office:value-type="float" office:value="89.4631856663669" calcext:value-type="float">
            <text:p>89.4631856663669</text:p>
          </table:table-cell>
          <table:table-cell table:formula="of:=LOG10([.E39]/[.E38])/LOG10([.D39]/[.D38])" office:value-type="float" office:value="0.109146607257578" calcext:value-type="float">
            <text:p>0.109146607257578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8]*(3-[.G38])/([.G38]*(3-[.F38]))*[.$D$23]^[.G38]/[.D38]^[.F38]*[.E38]/[.$E$23]*[.D38]^([.F38]-3)/(0.085090269)^([.G38]-3)" office:value-type="float" office:value="0.000610694237537326" calcext:value-type="float">
            <text:p>0.000610694237537</text:p>
          </table:table-cell>
          <table:table-cell table:formula="of:=LOG10([.D38])" office:value-type="float" office:value="-0.135070491043362" calcext:value-type="float">
            <text:p>-0.135070491043362</text:p>
          </table:table-cell>
          <table:table-cell table:formula="of:=LOG10([.H38])" office:value-type="float" office:value="-3.21417617795329" calcext:value-type="float">
            <text:p>-3.21417617795329</text:p>
          </table:table-cell>
          <table:table-cell table:formula="of:=([.D38]/0.0855293879705302)^ -3.44479567985411" office:value-type="float" office:value="0.000611851268083644" calcext:value-type="float">
            <text:p>0.000611851268084</text:p>
          </table:table-cell>
          <table:table-cell table:formula="of:= 0.00921624902003821/( ([.D38]/0.346681782684812)^3.60486296421154 + [.D38]^2.32993070045899)" office:value-type="float" office:value="0.000601216919973449" calcext:value-type="float">
            <text:p>0.000601216919973</text:p>
          </table:table-cell>
          <table:table-cell table:formula="of:=([.D38]/0.346681782684812)^3.60486296421154" office:value-type="float" office:value="14.8448226098236" calcext:value-type="float">
            <text:p>14.8448226098236</text:p>
          </table:table-cell>
          <table:table-cell table:formula="of:=[.D38]^2.32993070045899" office:value-type="float" office:value="0.484501489114293" calcext:value-type="float">
            <text:p>0.484501489114293</text:p>
          </table:table-cell>
          <table:table-cell table:formula="of:=[.M38]/[.N38]" office:value-type="float" office:value="30.6393745805841" calcext:value-type="float">
            <text:p>30.6393745805841</text:p>
          </table:table-cell>
        </table:table-row>
        <table:table-row table:style-name="ro1">
          <table:table-cell office:value-type="float" office:value="0.00451292465604994" calcext:value-type="float">
            <text:p>0.00451292465605</text:p>
          </table:table-cell>
          <table:table-cell office:value-type="float" office:value="7.2776812909626" calcext:value-type="float">
            <text:p>7.2776812909626</text:p>
          </table:table-cell>
          <table:table-cell table:formula="of:=100-[.B39]" office:value-type="float" office:value="92.7223187090374" calcext:value-type="float">
            <text:p>92.7223187090374</text:p>
          </table:table-cell>
          <table:table-cell office:value-type="float" office:value="0.871382022892136" calcext:value-type="float">
            <text:p>0.871382022892136</text:p>
          </table:table-cell>
          <table:table-cell office:value-type="float" office:value="91.1718601604924" calcext:value-type="float">
            <text:p>91.1718601604924</text:p>
          </table:table-cell>
          <table:table-cell table:formula="of:=LOG10([.E40]/[.E39])/LOG10([.D40]/[.D39])" office:value-type="float" office:value="0.111656744126986" calcext:value-type="float">
            <text:p>0.111656744126986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39]*(3-[.G39])/([.G39]*(3-[.F39]))*[.$D$23]^[.G39]/[.D39]^[.F39]*[.E39]/[.$E$23]*[.D39]^([.F39]-3)/(0.085090269)^([.G39]-3)" office:value-type="float" office:value="0.000378839278080023" calcext:value-type="float">
            <text:p>0.00037883927808</text:p>
          </table:table-cell>
          <table:table-cell table:formula="of:=LOG10([.D39])" office:value-type="float" office:value="-0.0597914040505753" calcext:value-type="float">
            <text:p>-0.059791404050575</text:p>
          </table:table-cell>
          <table:table-cell table:formula="of:=LOG10([.H39])" office:value-type="float" office:value="-3.42154499965535" calcext:value-type="float">
            <text:p>-3.42154499965535</text:p>
          </table:table-cell>
          <table:table-cell table:formula="of:=([.D39]/0.0855293879705302)^ -3.44479567985411" office:value-type="float" office:value="0.000336763326531831" calcext:value-type="float">
            <text:p>0.000336763326532</text:p>
          </table:table-cell>
          <table:table-cell table:formula="of:= 0.00921624902003821/( ([.D39]/0.346681782684812)^3.60486296421154 + [.D39]^2.32993070045899)" office:value-type="float" office:value="0.000323884821252051" calcext:value-type="float">
            <text:p>0.000323884821252</text:p>
          </table:table-cell>
          <table:table-cell table:formula="of:=([.D39]/0.346681782684812)^3.60486296421154" office:value-type="float" office:value="27.7297404740832" calcext:value-type="float">
            <text:p>27.7297404740832</text:p>
          </table:table-cell>
          <table:table-cell table:formula="of:=[.D39]^2.32993070045899" office:value-type="float" office:value="0.725588134434802" calcext:value-type="float">
            <text:p>0.725588134434802</text:p>
          </table:table-cell>
          <table:table-cell table:formula="of:=[.M39]/[.N39]" office:value-type="float" office:value="38.2169155724732" calcext:value-type="float">
            <text:p>38.2169155724732</text:p>
          </table:table-cell>
        </table:table-row>
        <table:table-row table:style-name="ro1">
          <table:table-cell office:value-type="float" office:value="0.00379444129524585" calcext:value-type="float">
            <text:p>0.003794441295246</text:p>
          </table:table-cell>
          <table:table-cell office:value-type="float" office:value="6.09401642297017" calcext:value-type="float">
            <text:p>6.09401642297017</text:p>
          </table:table-cell>
          <table:table-cell table:formula="of:=100-[.B40]" office:value-type="float" office:value="93.9059835770298" calcext:value-type="float">
            <text:p>93.9059835770298</text:p>
          </table:table-cell>
          <table:table-cell office:value-type="float" office:value="1.03629488039837" calcext:value-type="float">
            <text:p>1.03629488039837</text:p>
          </table:table-cell>
          <table:table-cell office:value-type="float" office:value="92.9535006306183" calcext:value-type="float">
            <text:p>92.9535006306183</text:p>
          </table:table-cell>
          <table:table-cell table:formula="of:=LOG10([.E41]/[.E40])/LOG10([.D41]/[.D40])" office:value-type="float" office:value="0.096622195505665" calcext:value-type="float">
            <text:p>0.096622195505665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40]*(3-[.G40])/([.G40]*(3-[.F40]))*[.$D$23]^[.G40]/[.D40]^[.F40]*[.E40]/[.$E$23]*[.D40]^([.F40]-3)/(0.085090269)^([.G40]-3)" office:value-type="float" office:value="0.000197684609055132" calcext:value-type="float">
            <text:p>0.000197684609055</text:p>
          </table:table-cell>
          <table:table-cell table:formula="of:=LOG10([.D40])" office:value-type="float" office:value="0.0154833526172267" calcext:value-type="float">
            <text:p>0.015483352617227</text:p>
          </table:table-cell>
          <table:table-cell table:formula="of:=LOG10([.H40])" office:value-type="float" office:value="-3.70402714182757" calcext:value-type="float">
            <text:p>-3.70402714182757</text:p>
          </table:table-cell>
          <table:table-cell table:formula="of:=([.D40]/0.0855293879705302)^ -3.44479567985411" office:value-type="float" office:value="0.000185361115444787" calcext:value-type="float">
            <text:p>0.000185361115445</text:p>
          </table:table-cell>
          <table:table-cell table:formula="of:= 0.00921624902003821/( ([.D40]/0.346681782684812)^3.60486296421154 + [.D40]^2.32993070045899)" office:value-type="float" office:value="0.000174275614346068" calcext:value-type="float">
            <text:p>0.000174275614346</text:p>
          </table:table-cell>
          <table:table-cell table:formula="of:=([.D40]/0.346681782684812)^3.60486296421154" office:value-type="float" office:value="51.796568327836" calcext:value-type="float">
            <text:p>51.796568327836</text:p>
          </table:table-cell>
          <table:table-cell table:formula="of:=[.D40]^2.32993070045899" office:value-type="float" office:value="1.086613605679" calcext:value-type="float">
            <text:p>1.086613605679</text:p>
          </table:table-cell>
          <table:table-cell table:formula="of:=[.M40]/[.N40]" office:value-type="float" office:value="47.6678812570819" calcext:value-type="float">
            <text:p>47.6678812570819</text:p>
          </table:table-cell>
        </table:table-row>
        <table:table-row table:style-name="ro1">
          <table:table-cell office:value-type="float" office:value="0.00338024835258462" calcext:value-type="float">
            <text:p>0.003380248352585</text:p>
          </table:table-cell>
          <table:table-cell office:value-type="float" office:value="5.17682028091534" calcext:value-type="float">
            <text:p>5.17682028091534</text:p>
          </table:table-cell>
          <table:table-cell table:formula="of:=100-[.B41]" office:value-type="float" office:value="94.8231797190847" calcext:value-type="float">
            <text:p>94.8231797190847</text:p>
          </table:table-cell>
          <table:table-cell office:value-type="float" office:value="1.23245384670266" calcext:value-type="float">
            <text:p>1.23245384670266</text:p>
          </table:table-cell>
          <table:table-cell office:value-type="float" office:value="94.5235829454768" calcext:value-type="float">
            <text:p>94.5235829454768</text:p>
          </table:table-cell>
          <table:table-cell table:formula="of:=LOG10([.E41]/[.E40])/LOG10([.D41]/[.D40])" office:value-type="float" office:value="0.096622195505665" calcext:value-type="float">
            <text:p>0.096622195505665</text:p>
          </table:table-cell>
          <table:table-cell table:formula="of:=LOG10([.$E$24]/[.$E$23])/LOG10([.$D$24]/[.$D$23])" office:value-type="float" office:value="0.412253152477171" calcext:value-type="float">
            <text:p>0.412253152477171</text:p>
          </table:table-cell>
          <table:table-cell table:formula="of:=[.F41]*(3-[.G41])/([.G41]*(3-[.F41]))*[.$D$23]^[.G41]/[.D41]^[.F41]*[.E41]/[.$E$23]*[.D41]^([.F41]-3)/(0.085090269)^([.G41]-3)" office:value-type="float" office:value="0.000119504799453528" calcext:value-type="float">
            <text:p>0.000119504799454</text:p>
          </table:table-cell>
          <table:table-cell table:formula="of:=LOG10([.D41])" office:value-type="float" office:value="0.0907706646651615" calcext:value-type="float">
            <text:p>0.090770664665162</text:p>
          </table:table-cell>
          <table:table-cell table:formula="of:=LOG10([.H41])" office:value-type="float" office:value="-3.92261465258758" calcext:value-type="float">
            <text:p>-3.92261465258758</text:p>
          </table:table-cell>
          <table:table-cell table:formula="of:=([.D41]/0.0855293879705302)^ -3.44479567985411" office:value-type="float" office:value="0.000102016219844245" calcext:value-type="float">
            <text:p>0.000102016219844</text:p>
          </table:table-cell>
          <table:table-cell table:formula="of:= 0.00921624902003821/( ([.D41]/0.346681782684812)^3.60486296421154 + [.D41]^2.32993070045899)" office:value-type="float" office:value="0.0000936718980224988" calcext:value-type="float">
            <text:p>9.36718980224988E-05</text:p>
          </table:table-cell>
          <table:table-cell table:formula="of:=([.D41]/0.346681782684812)^3.60486296421154" office:value-type="float" office:value="96.7612411321695" calcext:value-type="float">
            <text:p>96.7612411321695</text:p>
          </table:table-cell>
          <table:table-cell table:formula="of:=[.D41]^2.32993070045899" office:value-type="float" office:value="1.62738143875973" calcext:value-type="float">
            <text:p>1.62738143875973</text:p>
          </table:table-cell>
          <table:table-cell table:formula="of:=[.M41]/[.N41]" office:value-type="float" office:value="59.4582430569652" calcext:value-type="float">
            <text:p>59.4582430569652</text:p>
          </table:table-cell>
        </table:table-row>
      </table:table>
      <table:named-expressions/>
      <table:database-ranges>
        <table:database-range table:name="__Anonymous_Sheet_DB__0" table:target-range-address="Sheet1.D2:Sheet1.E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0:12:57.0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3T15:53:49.320000000</meta:creation-date>
    <dc:date>2020-09-24T10:15:14.649000000</dc:date>
    <meta:editing-duration>PT2H9M40S</meta:editing-duration>
    <meta:editing-cycles>3</meta:editing-cycles>
    <meta:generator>LibreOffice/6.4.3.2$Windows_X86_64 LibreOffice_project/747b5d0ebf89f41c860ec2a39efd7cb15b54f2d8</meta:generator>
    <meta:document-statistic meta:table-count="1" meta:cell-count="612" meta:object-count="2"/>
    <meta:user-defined meta:name="Originator">Microsoft Word 15</meta:user-defined>
    <meta:user-defined meta:name="ProgId">Word.Document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1cm" svg:stroke-color="#bf0041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07cm" svg:height="8.731cm" xlink:href=".." xlink:type="simple" chart:class="chart:scatter" chart:style-name="ch1">
        <chart:legend chart:legend-position="end" svg:x="11.145cm" svg:y="3.811cm" style:legend-expansion="high" chart:style-name="ch2"/>
        <chart:plot-area chart:style-name="ch3" table:cell-range-address="Sheet1.D24:Sheet1.D41 Sheet1.H23:Sheet1.H41" chart:data-source-has-labels="row" svg:x="0.336cm" svg:y="0.174cm" svg:width="10.473cm" svg:height="8.383cm">
          <chartooo:coordinate-region svg:x="1.645cm" svg:y="0.376cm" svg:width="8.972cm" svg:height="7.5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4:Sheet1.H41" chart:label-cell-address="Sheet1.H23:Sheet1.H23" chart:class="chart:scatter">
            <chart:domain table:cell-range-address="Sheet1.D24:Sheet1.D41"/>
            <chart:regression-curve chart:style-name="ch7">
              <chart:equation chart:display-equation="true" chart:display-r-square="true" svg:x="5.466cm" svg:y="0.452cm"/>
            </chart:regression-curve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.25792965555837</text:p>
                <draw:g>
                  <svg:desc>Sheet1.H23:Sheet1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78129534500794">
                <text:p>0.0878129534500794</text:p>
                <draw:g>
                  <svg:desc>Sheet1.D24:Sheet1.D41</svg:desc>
                </draw:g>
              </table:table-cell>
              <table:table-cell office:value-type="float" office:value="0.885871403772289">
                <text:p>0.885871403772289</text:p>
                <draw:g>
                  <svg:desc>Sheet1.H24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5504263148919">
                <text:p>0.0985504263148919</text:p>
              </table:table-cell>
              <table:table-cell office:value-type="float" office:value="0.629452079279577">
                <text:p>0.629452079279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2206724061769">
                <text:p>0.112206724061769</text:p>
              </table:table-cell>
              <table:table-cell office:value-type="float" office:value="0.386865124048888">
                <text:p>0.386865124048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759476997186">
                <text:p>0.127759476997186</text:p>
              </table:table-cell>
              <table:table-cell office:value-type="float" office:value="0.276598266792653">
                <text:p>0.27659826679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5465039759366">
                <text:p>0.145465039759366</text:p>
              </table:table-cell>
              <table:table-cell office:value-type="float" office:value="0.169988173316212">
                <text:p>0.169988173316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035843630453">
                <text:p>0.168035843630453</text:p>
              </table:table-cell>
              <table:table-cell office:value-type="float" office:value="0.105337165471716">
                <text:p>0.105337165471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411176280305">
                <text:p>0.19411176280305</text:p>
              </table:table-cell>
              <table:table-cell office:value-type="float" office:value="0.0724787597268954">
                <text:p>0.0724787597268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2083419318477">
                <text:p>0.222083419318477</text:p>
              </table:table-cell>
              <table:table-cell office:value-type="float" office:value="0.0369793281703586">
                <text:p>0.0369793281703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9044020108005">
                <text:p>0.259044020108005</text:p>
              </table:table-cell>
              <table:table-cell office:value-type="float" office:value="0.0206530585988729">
                <text:p>0.0206530585988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803890584547">
                <text:p>0.30803890584547</text:p>
              </table:table-cell>
              <table:table-cell office:value-type="float" office:value="0.0128484216591201">
                <text:p>0.0128484216591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6294873918129">
                <text:p>0.366294873918129</text:p>
              </table:table-cell>
              <table:table-cell office:value-type="float" office:value="0.00649217623230458">
                <text:p>0.00649217623230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5590409221425">
                <text:p>0.435590409221425</text:p>
              </table:table-cell>
              <table:table-cell office:value-type="float" office:value="0.00299020892494738">
                <text:p>0.00299020892494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8029785192508">
                <text:p>0.518029785192508</text:p>
              </table:table-cell>
              <table:table-cell office:value-type="float" office:value="0.00160124885518131">
                <text:p>0.00160124885518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6085725364177">
                <text:p>0.616085725364177</text:p>
              </table:table-cell>
              <table:table-cell office:value-type="float" office:value="0.000931228334564486">
                <text:p>0.000931228334564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2705596850257">
                <text:p>0.732705596850257</text:p>
              </table:table-cell>
              <table:table-cell office:value-type="float" office:value="0.000610694237537326">
                <text:p>0.000610694237537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1382022892136">
                <text:p>0.871382022892136</text:p>
              </table:table-cell>
              <table:table-cell office:value-type="float" office:value="0.000378839278080023">
                <text:p>0.000378839278080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629488039837">
                <text:p>1.03629488039837</text:p>
              </table:table-cell>
              <table:table-cell office:value-type="float" office:value="0.000197684609055132">
                <text:p>0.000197684609055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3245384670266">
                <text:p>1.23245384670266</text:p>
              </table:table-cell>
              <table:table-cell office:value-type="float" office:value="0.000119504799453528">
                <text:p>0.000119504799453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04cm" svg:height="9.621cm" xlink:href=".." xlink:type="simple" chart:class="chart:scatter" chart:column-mapping="0 2 3 1" chart:style-name="ch1">
        <chart:title svg:x="3.463cm" svg:y="0.328cm" chart:style-name="ch2">
          <text:p>Cumulative Normalized Flux vs Particle Diameter</text:p>
        </chart:title>
        <chart:legend chart:legend-position="end" svg:x="12.373cm" svg:y="4.004cm" style:legend-expansion="high" chart:style-name="ch3"/>
        <chart:plot-area chart:style-name="ch4" table:cell-range-address="Sheet1.D2:Sheet1.D41 Sheet1.K1:Sheet1.L41 Sheet1.H1:Sheet1.H41" chart:data-source-has-labels="row" svg:x="1.343cm" svg:y="1.325cm" svg:width="10.688cm" svg:height="7.133cm">
          <chartooo:coordinate-region svg:x="2.335cm" svg:y="1.527cm" svg:width="9.196cm" svg:height="6.278cm"/>
          <chart:axis chart:dimension="x" chart:name="primary-x" chart:style-name="ch5">
            <chart:title svg:x="5.042cm" svg:y="8.65cm" chart:style-name="ch6">
              <text:p>Particle Diameter (mm)</text:p>
            </chart:title>
          </chart:axis>
          <chart:axis chart:dimension="y" chart:name="primary-y" chart:style-name="ch5">
            <chart:title svg:x="0.451cm" svg:y="6.663cm" chart:style-name="ch7">
              <text:p>Normalized Number Flux</text:p>
            </chart:title>
            <chart:grid chart:style-name="ch8" chart:class="major"/>
          </chart:axis>
          <chart:series chart:style-name="ch9" chart:values-cell-range-address="Sheet1.K2:Sheet1.K41" chart:label-cell-address="Sheet1.K1:Sheet1.K1" chart:class="chart:scatter">
            <chart:domain table:cell-range-address="Sheet1.D2:Sheet1.D41"/>
            <chart:data-point chart:repeated="40"/>
          </chart:series>
          <chart:series chart:style-name="ch10" chart:values-cell-range-address="Sheet1.L2:Sheet1.L41" chart:label-cell-address="Sheet1.L1:Sheet1.L1" chart:class="chart:scatter">
            <chart:data-point chart:repeated="40"/>
          </chart:series>
          <chart:series chart:style-name="ch11" chart:values-cell-range-address="Sheet1.H2:Sheet1.H41" chart:label-cell-address="Sheet1.H1:Sheet1.H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ej power-law</text:p>
                <draw:g>
                  <svg:desc>Sheet1.K1:Sheet1.K1</svg:desc>
                </draw:g>
              </table:table-cell>
              <table:table-cell office:value-type="string">
                <text:p>Nej double power-law</text:p>
                <draw:g>
                  <svg:desc>Sheet1.L1:Sheet1.L1</svg:desc>
                </draw:g>
              </table:table-cell>
              <table:table-cell office:value-type="string">
                <text:p>Nej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8024835258462">
                <text:p>0.00338024835258462</text:p>
                <draw:g>
                  <svg:desc>Sheet1.D2:Sheet1.D41</svg:desc>
                </draw:g>
              </table:table-cell>
              <table:table-cell office:value-type="float" office:value="68174.6275655124">
                <text:p>68174.6275655124</text:p>
                <draw:g>
                  <svg:desc>Sheet1.K2:Sheet1.K41</svg:desc>
                </draw:g>
              </table:table-cell>
              <table:table-cell office:value-type="float" office:value="5106.95928747684">
                <text:p>5106.95928747684</text:p>
                <draw:g>
                  <svg:desc>Sheet1.L2:Sheet1.L41</svg:desc>
                </draw:g>
              </table:table-cell>
              <table:table-cell office:value-type="float" office:value="8466.68197982752">
                <text:p>8466.68197982752</text:p>
                <draw:g>
                  <svg:desc>Sheet1.H2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79444129524585">
                <text:p>0.00379444129524585</text:p>
              </table:table-cell>
              <table:table-cell office:value-type="float" office:value="45782.2032617585">
                <text:p>45782.2032617585</text:p>
              </table:table-cell>
              <table:table-cell office:value-type="float" office:value="3881.99393137474">
                <text:p>3881.99393137474</text:p>
              </table:table-cell>
              <table:table-cell office:value-type="float" office:value="4108.80130287128">
                <text:p>4108.80130287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51292465604994">
                <text:p>0.00451292465604994</text:p>
              </table:table-cell>
              <table:table-cell office:value-type="float" office:value="25192.326900021">
                <text:p>25192.326900021</text:p>
              </table:table-cell>
              <table:table-cell office:value-type="float" office:value="2568.84128664986">
                <text:p>2568.84128664986</text:p>
              </table:table-cell>
              <table:table-cell office:value-type="float" office:value="2231.14031308412">
                <text:p>2231.14031308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36747295939949">
                <text:p>0.00536747295939949</text:p>
              </table:table-cell>
              <table:table-cell office:value-type="float" office:value="13862.2772646518">
                <text:p>13862.2772646518</text:p>
              </table:table-cell>
              <table:table-cell office:value-type="float" office:value="1696.3316898987">
                <text:p>1696.3316898987</text:p>
              </table:table-cell>
              <table:table-cell office:value-type="float" office:value="1439.51756366913">
                <text:p>1439.51756366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38373246461129">
                <text:p>0.00638373246461129</text:p>
              </table:table-cell>
              <table:table-cell office:value-type="float" office:value="7628.24947103954">
                <text:p>7628.24947103954</text:p>
              </table:table-cell>
              <table:table-cell office:value-type="float" office:value="1117.36888361904">
                <text:p>1117.36888361904</text:p>
              </table:table-cell>
              <table:table-cell office:value-type="float" office:value="1011.16177889687">
                <text:p>1011.16177889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5921760312532">
                <text:p>0.0075921760312532</text:p>
              </table:table-cell>
              <table:table-cell office:value-type="float" office:value="4198.17694931695">
                <text:p>4198.17694931695</text:p>
              </table:table-cell>
              <table:table-cell office:value-type="float" office:value="733.79382015447">
                <text:p>733.79382015447</text:p>
              </table:table-cell>
              <table:table-cell office:value-type="float" office:value="684.38079189387">
                <text:p>684.38079189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911643559633">
                <text:p>0.00902911643559633</text:p>
              </table:table-cell>
              <table:table-cell office:value-type="float" office:value="2310.68113761716">
                <text:p>2310.68113761716</text:p>
              </table:table-cell>
              <table:table-cell office:value-type="float" office:value="480.137933059492">
                <text:p>480.137933059492</text:p>
              </table:table-cell>
              <table:table-cell office:value-type="float" office:value="398.364588362017">
                <text:p>398.364588362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7379890528269">
                <text:p>0.0107379890528269</text:p>
              </table:table-cell>
              <table:table-cell office:value-type="float" office:value="1271.81432378278">
                <text:p>1271.81432378278</text:p>
              </table:table-cell>
              <table:table-cell office:value-type="float" office:value="312.770969122857">
                <text:p>312.770969122857</text:p>
              </table:table-cell>
              <table:table-cell office:value-type="float" office:value="270.281396899848">
                <text:p>270.281396899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7698651522076">
                <text:p>0.0127698651522076</text:p>
              </table:table-cell>
              <table:table-cell office:value-type="float" office:value="700.094771205564">
                <text:p>700.094771205564</text:p>
              </table:table-cell>
              <table:table-cell office:value-type="float" office:value="202.687687529739">
                <text:p>202.687687529739</text:p>
              </table:table-cell>
              <table:table-cell office:value-type="float" office:value="208.66986428998">
                <text:p>208.66986428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185144104918">
                <text:p>0.015185144104918</text:p>
              </table:table-cell>
              <table:table-cell office:value-type="float" office:value="385.474697520818">
                <text:p>385.474697520818</text:p>
              </table:table-cell>
              <table:table-cell office:value-type="float" office:value="130.560821993375">
                <text:p>130.560821993375</text:p>
              </table:table-cell>
              <table:table-cell office:value-type="float" office:value="119.431140289958">
                <text:p>119.431140289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0572611920483">
                <text:p>0.0180572611920483</text:p>
              </table:table-cell>
              <table:table-cell office:value-type="float" office:value="212.243154924885">
                <text:p>212.243154924885</text:p>
              </table:table-cell>
              <table:table-cell office:value-type="float" office:value="83.4980586797382">
                <text:p>83.4980586797382</text:p>
              </table:table-cell>
              <table:table-cell office:value-type="float" office:value="79.0544952780318">
                <text:p>79.0544952780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3687287022099">
                <text:p>0.0213687287022099</text:p>
              </table:table-cell>
              <table:table-cell office:value-type="float" office:value="118.830189517201">
                <text:p>118.830189517201</text:p>
              </table:table-cell>
              <table:table-cell office:value-type="float" office:value="53.6488155109332">
                <text:p>53.6488155109332</text:p>
              </table:table-cell>
              <table:table-cell office:value-type="float" office:value="51.2016375951818">
                <text:p>51.2016375951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0446487849755">
                <text:p>0.0250446487849755</text:p>
              </table:table-cell>
              <table:table-cell office:value-type="float" office:value="68.7789367270279">
                <text:p>68.7789367270279</text:p>
              </table:table-cell>
              <table:table-cell office:value-type="float" office:value="35.0752750814531">
                <text:p>35.0752750814531</text:p>
              </table:table-cell>
              <table:table-cell office:value-type="float" office:value="31.300225498691">
                <text:p>31.300225498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4943645807943">
                <text:p>0.0294943645807943</text:p>
              </table:table-cell>
              <table:table-cell office:value-type="float" office:value="39.1554256794791">
                <text:p>39.1554256794791</text:p>
              </table:table-cell>
              <table:table-cell office:value-type="float" office:value="22.4388564154725">
                <text:p>22.4388564154725</text:p>
              </table:table-cell>
              <table:table-cell office:value-type="float" office:value="31.7612392084074">
                <text:p>31.7612392084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30989540408917">
                <text:p>0.0330989540408917</text:p>
              </table:table-cell>
              <table:table-cell office:value-type="float" office:value="26.3204329619481">
                <text:p>26.3204329619481</text:p>
              </table:table-cell>
              <table:table-cell office:value-type="float" office:value="16.2818121028571">
                <text:p>16.2818121028571</text:p>
              </table:table-cell>
              <table:table-cell office:value-type="float" office:value="19.3559310503718">
                <text:p>19.3559310503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1454530421378">
                <text:p>0.0371454530421378</text:p>
              </table:table-cell>
              <table:table-cell office:value-type="float" office:value="17.6904314975873">
                <text:p>17.6904314975873</text:p>
              </table:table-cell>
              <table:table-cell office:value-type="float" office:value="11.7535594535768">
                <text:p>11.7535594535768</text:p>
              </table:table-cell>
              <table:table-cell office:value-type="float" office:value="10.4134094130064">
                <text:p>10.4134094130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4992231737818">
                <text:p>0.0424992231737818</text:p>
              </table:table-cell>
              <table:table-cell office:value-type="float" office:value="11.1250726106585">
                <text:p>11.1250726106585</text:p>
              </table:table-cell>
              <table:table-cell office:value-type="float" office:value="7.98141517292882">
                <text:p>7.98141517292882</text:p>
              </table:table-cell>
              <table:table-cell office:value-type="float" office:value="8.61583197476727">
                <text:p>8.61583197476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8155933590968">
                <text:p>0.048155933590968</text:p>
              </table:table-cell>
              <table:table-cell office:value-type="float" office:value="7.23365637897081">
                <text:p>7.23365637897081</text:p>
              </table:table-cell>
              <table:table-cell office:value-type="float" office:value="5.53674728986486">
                <text:p>5.53674728986486</text:p>
              </table:table-cell>
              <table:table-cell office:value-type="float" office:value="6.10292286064981">
                <text:p>6.10292286064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40428878269559">
                <text:p>0.0540428878269559</text:p>
              </table:table-cell>
              <table:table-cell office:value-type="float" office:value="4.86197135741611">
                <text:p>4.86197135741611</text:p>
              </table:table-cell>
              <table:table-cell office:value-type="float" office:value="3.92845386152533">
                <text:p>3.92845386152533</text:p>
              </table:table-cell>
              <table:table-cell office:value-type="float" office:value="4.04676232128984">
                <text:p>4.04676232128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9426909514984">
                <text:p>0.0609426909514984</text:p>
              </table:table-cell>
              <table:table-cell office:value-type="float" office:value="3.21404794665662">
                <text:p>3.21404794665662</text:p>
              </table:table-cell>
              <table:table-cell office:value-type="float" office:value="2.73192629062859">
                <text:p>2.73192629062859</text:p>
              </table:table-cell>
              <table:table-cell office:value-type="float" office:value="3.11190010908429">
                <text:p>3.11190010908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8720899309714">
                <text:p>0.068720899309714</text:p>
              </table:table-cell>
              <table:table-cell office:value-type="float" office:value="2.12494150999358">
                <text:p>2.12494150999358</text:p>
              </table:table-cell>
              <table:table-cell office:value-type="float" office:value="1.88912094915871">
                <text:p>1.88912094915871</text:p>
              </table:table-cell>
              <table:table-cell office:value-type="float" office:value="1.80199181650066">
                <text:p>1.80199181650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78697960000193">
                <text:p>0.0778697960000193</text:p>
              </table:table-cell>
              <table:table-cell office:value-type="float" office:value="1.38153780139602">
                <text:p>1.38153780139602</text:p>
              </table:table-cell>
              <table:table-cell office:value-type="float" office:value="1.27929126690881">
                <text:p>1.27929126690881</text:p>
              </table:table-cell>
              <table:table-cell office:value-type="float" office:value="1.25792965555837">
                <text:p>1.25792965555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78129534500794">
                <text:p>0.0878129534500794</text:p>
              </table:table-cell>
              <table:table-cell office:value-type="float" office:value="0.913230579878812">
                <text:p>0.913230579878812</text:p>
              </table:table-cell>
              <table:table-cell office:value-type="float" office:value="0.874574553143805">
                <text:p>0.874574553143805</text:p>
              </table:table-cell>
              <table:table-cell office:value-type="float" office:value="0.885871403772289">
                <text:p>0.885871403772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85504263148919">
                <text:p>0.0985504263148919</text:p>
              </table:table-cell>
              <table:table-cell office:value-type="float" office:value="0.613756983809294">
                <text:p>0.613756983809294</text:p>
              </table:table-cell>
              <table:table-cell office:value-type="float" office:value="0.604120726865397">
                <text:p>0.604120726865397</text:p>
              </table:table-cell>
              <table:table-cell office:value-type="float" office:value="0.629452079279577">
                <text:p>0.629452079279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2206724061769">
                <text:p>0.112206724061769</text:p>
              </table:table-cell>
              <table:table-cell office:value-type="float" office:value="0.392506151849047">
                <text:p>0.392506151849047</text:p>
              </table:table-cell>
              <table:table-cell office:value-type="float" office:value="0.396313110662478">
                <text:p>0.396313110662478</text:p>
              </table:table-cell>
              <table:table-cell office:value-type="float" office:value="0.386865124048888">
                <text:p>0.386865124048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7759476997186">
                <text:p>0.127759476997186</text:p>
              </table:table-cell>
              <table:table-cell office:value-type="float" office:value="0.250985551967354">
                <text:p>0.250985551967354</text:p>
              </table:table-cell>
              <table:table-cell office:value-type="float" office:value="0.258584943933866">
                <text:p>0.258584943933866</text:p>
              </table:table-cell>
              <table:table-cell office:value-type="float" office:value="0.276598266792653">
                <text:p>0.2765982667926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5465039759366">
                <text:p>0.145465039759366</text:p>
              </table:table-cell>
              <table:table-cell office:value-type="float" office:value="0.160502231480684">
                <text:p>0.160502231480684</text:p>
              </table:table-cell>
              <table:table-cell office:value-type="float" office:value="0.167909971230876">
                <text:p>0.167909971230876</text:p>
              </table:table-cell>
              <table:table-cell office:value-type="float" office:value="0.169988173316212">
                <text:p>0.169988173316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8035843630453">
                <text:p>0.168035843630453</text:p>
              </table:table-cell>
              <table:table-cell office:value-type="float" office:value="0.0976534751930664">
                <text:p>0.0976534751930664</text:p>
              </table:table-cell>
              <table:table-cell office:value-type="float" office:value="0.103372632340276">
                <text:p>0.103372632340276</text:p>
              </table:table-cell>
              <table:table-cell office:value-type="float" office:value="0.105337165471716">
                <text:p>0.10533716547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411176280305">
                <text:p>0.19411176280305</text:p>
              </table:table-cell>
              <table:table-cell office:value-type="float" office:value="0.0594116370741741">
                <text:p>0.0594116370741741</text:p>
              </table:table-cell>
              <table:table-cell office:value-type="float" office:value="0.0633261249938107">
                <text:p>0.0633261249938107</text:p>
              </table:table-cell>
              <table:table-cell office:value-type="float" office:value="0.0724787597268954">
                <text:p>0.0724787597268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2083419318477">
                <text:p>0.222083419318477</text:p>
              </table:table-cell>
              <table:table-cell office:value-type="float" office:value="0.037365776678416">
                <text:p>0.037365776678416</text:p>
              </table:table-cell>
              <table:table-cell office:value-type="float" office:value="0.0399279186235623">
                <text:p>0.0399279186235623</text:p>
              </table:table-cell>
              <table:table-cell office:value-type="float" office:value="0.0369793281703586">
                <text:p>0.0369793281703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9044020108005">
                <text:p>0.259044020108005</text:p>
              </table:table-cell>
              <table:table-cell office:value-type="float" office:value="0.0219868902085961">
                <text:p>0.0219868902085961</text:p>
              </table:table-cell>
              <table:table-cell office:value-type="float" office:value="0.0234665610527032">
                <text:p>0.0234665610527032</text:p>
              </table:table-cell>
              <table:table-cell office:value-type="float" office:value="0.0206530585988729">
                <text:p>0.02065305859887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803890584547">
                <text:p>0.30803890584547</text:p>
              </table:table-cell>
              <table:table-cell office:value-type="float" office:value="0.0121061189372653">
                <text:p>0.0121061189372653</text:p>
              </table:table-cell>
              <table:table-cell office:value-type="float" office:value="0.012846030438178">
                <text:p>0.012846030438178</text:p>
              </table:table-cell>
              <table:table-cell office:value-type="float" office:value="0.0128484216591201">
                <text:p>0.0128484216591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294873918129">
                <text:p>0.366294873918129</text:p>
              </table:table-cell>
              <table:table-cell office:value-type="float" office:value="0.00666606056280514">
                <text:p>0.00666606056280514</text:p>
              </table:table-cell>
              <table:table-cell office:value-type="float" office:value="0.00700453204534706">
                <text:p>0.00700453204534706</text:p>
              </table:table-cell>
              <table:table-cell office:value-type="float" office:value="0.00649217623230458">
                <text:p>0.00649217623230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5590409221425">
                <text:p>0.435590409221425</text:p>
              </table:table-cell>
              <table:table-cell office:value-type="float" office:value="0.00366992427009881">
                <text:p>0.00366992427009881</text:p>
              </table:table-cell>
              <table:table-cell office:value-type="float" office:value="0.00380601448129777">
                <text:p>0.00380601448129777</text:p>
              </table:table-cell>
              <table:table-cell office:value-type="float" office:value="0.00299020892494738">
                <text:p>0.002990208924947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8029785192508">
                <text:p>0.518029785192508</text:p>
              </table:table-cell>
              <table:table-cell office:value-type="float" office:value="0.00201997134495402">
                <text:p>0.00201997134495402</text:p>
              </table:table-cell>
              <table:table-cell office:value-type="float" office:value="0.00206190583636944">
                <text:p>0.00206190583636944</text:p>
              </table:table-cell>
              <table:table-cell office:value-type="float" office:value="0.00160124885518131">
                <text:p>0.00160124885518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6085725364177">
                <text:p>0.616085725364177</text:p>
              </table:table-cell>
              <table:table-cell office:value-type="float" office:value="0.00111172888761765">
                <text:p>0.00111172888761765</text:p>
              </table:table-cell>
              <table:table-cell office:value-type="float" office:value="0.00111443164071011">
                <text:p>0.00111443164071011</text:p>
              </table:table-cell>
              <table:table-cell office:value-type="float" office:value="0.000931228334564486">
                <text:p>0.000931228334564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32705596850257">
                <text:p>0.732705596850257</text:p>
              </table:table-cell>
              <table:table-cell office:value-type="float" office:value="0.000611851268083644">
                <text:p>0.000611851268083644</text:p>
              </table:table-cell>
              <table:table-cell office:value-type="float" office:value="0.000601216919973449">
                <text:p>0.000601216919973449</text:p>
              </table:table-cell>
              <table:table-cell office:value-type="float" office:value="0.000610694237537326">
                <text:p>0.0006106942375373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71382022892136">
                <text:p>0.871382022892136</text:p>
              </table:table-cell>
              <table:table-cell office:value-type="float" office:value="0.000336763326531831">
                <text:p>0.000336763326531831</text:p>
              </table:table-cell>
              <table:table-cell office:value-type="float" office:value="0.000323884821252051">
                <text:p>0.000323884821252051</text:p>
              </table:table-cell>
              <table:table-cell office:value-type="float" office:value="0.000378839278080023">
                <text:p>0.000378839278080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3629488039837">
                <text:p>1.03629488039837</text:p>
              </table:table-cell>
              <table:table-cell office:value-type="float" office:value="0.000185361115444787">
                <text:p>0.000185361115444787</text:p>
              </table:table-cell>
              <table:table-cell office:value-type="float" office:value="0.000174275614346068">
                <text:p>0.000174275614346068</text:p>
              </table:table-cell>
              <table:table-cell office:value-type="float" office:value="0.000197684609055132">
                <text:p>0.000197684609055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3245384670266">
                <text:p>1.23245384670266</text:p>
              </table:table-cell>
              <table:table-cell office:value-type="float" office:value="0.000102016219844245">
                <text:p>0.000102016219844245</text:p>
              </table:table-cell>
              <table:table-cell office:value-type="float" office:value="0.0000936718980224988">
                <text:p>0.0000936718980224988</text:p>
              </table:table-cell>
              <table:table-cell office:value-type="float" office:value="0.000119504799453528">
                <text:p>0.0001195047994535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